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74.8pt"/>
    </style:style>
    <style:style style:name="co2" style:family="table-column">
      <style:table-column-properties fo:break-before="auto" style:column-width="456.8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fmdrs3-uploads-filtered-2018apr09n3.csv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mdrs3-uploads-filtered-2018apr09n3.csv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@fmdr_s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9475f124d-dd5b-4da6-913c-aff91472dd08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1ae22286a-ab5d-4c67-bc61-a61cb7e9d4a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2c24f69d5-9f74-4f6a-891b-e845530769db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34d74e5c5-c3e8-434d-aa14-23bb4bffc7a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4c799d9b2-c6e6-407b-a94b-2be398621eb8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507d725d3-ac60-45d6-b3f0-9779db34c69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63b9ff7a-552a-4d85-a58e-2123cce025d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6eb94609a-8d65-44ca-8548-542cfbca21c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7e0f36d9c-a019-4b80-95ae-508305b2b56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829b6f5ad-db06-4952-b2b1-79dece43d3e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92012c56f-af69-47e2-943e-6c8eb62d362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1733f749-2819-40a6-a8d7-0ccef595c22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174fc2848-f023-4020-8c36-5cd72e3dd74a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2940b2553-f08e-4543-a83b-2ff2b5ae42e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361ae670d-6982-4df3-a1b2-8fb9803c1a4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1b0e87-f919-4990-9f46-0eff45e0db01-2016.02.16.01.59.11.049237956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EinWanderer</text:p>
          </table:table-cell>
          <table:table-cell table:style-name="ACE-0" office:value-type="string" calcext:value-type="string">
            <text:p>["Aegir", "metal", "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cba43f-1a53-43c6-aed1-6a2d9735ee98-2016.01.02.06.24.32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646372-2735-444b-97b1-1cdd78960c35-2016.02.15.06.49.02.048296389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d564a6-1c6f-427a-b31a-fe5fb6d6469a-2016.01.20.10.50.16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0b3d9e-cf8b-4458-a245-52277d95eafd-2016.02.18.23.13.31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a47808b-146e-409d-9c67-05df46b4aca5-2016.01.02.06.02.18.N-2d303530300a</text:p>
          </table:table-cell>
          <table:table-cell table:style-name="ACE-0" office:value-type="string" calcext:value-type="string">
            <text:p>["Uploaded using iu for Patche", "Patche repository", "2f55736572732f656c6c696f742f7465737436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aa2fe13-b46e-445e-a0f8-7bfde4a03ecb-2015.12.21.23.16.55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c0668d1-845c-429a-bed1-5d339225618f-2016.01.07.17.52.57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ddc73d1-600f-4c45-934f-80f6c88435c5-2016.01.02.06.27.42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e7dce6e-b57a-4c04-9562-6af2865b71e7-2016.02.15.09.39.38.88880853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EE49B09-79BD-44D2-921B-BE00D5E92D58.05BBC32C-08EB-4EA3-8385-FA53606367C9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TheSecretLake</text:p>
          </table:table-cell>
          <table:table-cell table:style-name="ACE-0" office:value-type="string" calcext:value-type="string">
            <text:p>["The Secret Lake", "book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0397297-b86f-4c28-a338-90e25e9b0de2-2016.01.02.06.10.46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0C9068B-B34C-4B03-8B02-C0DBEFF6FF80.303ACAA5-28A5-4D0A-87C3-9A173FD9A22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226d884-1e49-4011-94b8-e2b74885b007-2016.01.02.06.09.56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2e2bd54-9f12-4ee6-a38d-ca8c81d4e9de-2016.01.07.03.04.00.740369749-2b303130300a</text:p>
          </table:table-cell>
          <table:table-cell table:style-name="ACE-0" office:value-type="string" calcext:value-type="string">
            <text:p>["Uploaded using iu v3", "1BC0AF98-B4D6-11E5-B9E6-5FFF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36c561c-36c9-4afe-ac63-4e4cd7ec01bb-2016.03.05.03.53.48.107967457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403fced-e0ce-4f64-a81c-f0359921dd02-2016.01.02.06.15.34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57fb9db-e84a-42ea-a8bf-901355fdb2f6-2016.02.15.02.00.49.783626172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5d76b8b-c8ec-440f-9488-7f94a4dbb5fc-2016.03.06.18.36.28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6e5060e-0f03-41c7-a316-ba1927864ffb-2016.01.24.22.06.13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76b6f58-7b2c-4566-a225-b6ff0955cf10-2015.12.26.01.57.45.198216816-202b257a0a</text:p>
          </table:table-cell>
          <table:table-cell table:style-name="ACE-0" office:value-type="string" calcext:value-type="string">
            <text:p>["Uploaded using iu v2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80ea7d2-f87a-4a65-8960-1e107d45b1a5-2016.01.17.20.53.52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ae19e66-19de-49a7-8d35-54611803be53-2016.01.02.06.27.29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c44f95a-d8e1-4f3b-867d-1b9da24311a9-2016.02.15.02.03.58.08116974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62Vod</text:p>
          </table:table-cell>
          <table:table-cell table:style-name="ACE-0" office:value-type="string" calcext:value-type="string">
            <text:p>["vod", "urls", "ArchiveTeam", "ArchiveBo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6Qyu</text:p>
          </table:table-cell>
          <table:table-cell table:style-name="ACE-0" office:value-type="string" calcext:value-type="string">
            <text:p>["ArchiveTeam", "ArchiveBot", "this isn't a pastebin", "umm", "QiYouUp", "spam", "LOL", "funny", "funny spam", "archival", "archive", "snapshot", "raw", "a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9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9spe</text:p>
          </table:table-cell>
          <table:table-cell table:style-name="ACE-0" office:value-type="string" calcext:value-type="string">
            <text:p>["URLs", "Pirate Bay", "Sony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9spe2</text:p>
          </table:table-cell>
          <table:table-cell table:style-name="ACE-0" office:value-type="string" calcext:value-type="string">
            <text:p>["Sony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151</text:p>
          </table:table-cell>
          <table:table-cell table:style-name="ACE-0" office:value-type="string" calcext:value-type="string">
            <text:p>["Fingers", "boo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27ti00000.warc</text:p>
          </table:table-cell>
          <table:table-cell table:style-name="ACE-0" office:value-type="string" calcext:value-type="string">
            <text:p>["WARC", "ArchiveTeam", "WARCs", "Web archive", "snapshot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-feb-04</text:p>
          </table:table-cell>
          <table:table-cell table:style-name="ACE-0" office:value-type="string" calcext:value-type="string">
            <text:p>["Word", "Exce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0a21Urls</text:p>
          </table:table-cell>
          <table:table-cell table:style-name="ACE-0" office:value-type="string" calcext:value-type="string">
            <text:p>["Kabam", "URLs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a22n2MoreLogs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a22n5UrlBatch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n5Converted.urls2015nov21n4V2</text:p>
          </table:table-cell>
          <table:table-cell table:style-name="ACE-0" office:value-type="string" calcext:value-type="string">
            <text:p>["ArchiveTeam", "Atomizer", "GitHub", "stuff", "archiva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n6Converted.urls2015nov21n4V3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UrlsDammit</text:p>
          </table:table-cell>
          <table:table-cell table:style-name="ACE-0" office:value-type="string" calcext:value-type="string">
            <text:p>["dammit", "Ship of Fools", "ArchiveTeam", "grr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10Converted.urlsV4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2Urls</text:p>
          </table:table-cell>
          <table:table-cell table:style-name="ACE-0" office:value-type="string" calcext:value-type="string">
            <text:p>["ArchiveTeam", "ArchiveBo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4url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8Converted.urlsV2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9Converted.urlsV3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8WERUURLs</text:p>
          </table:table-cell>
          <table:table-cell table:style-name="ACE-0" office:value-type="string" calcext:value-type="string">
            <text:p>["WERU", "radi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2SanitizedAndMergedN2thereWasntAnyN10ImPrettyDarnSureMyMistake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3SanitizedAndMergedV3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4SanitizedAndMergedV4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6SanitizedAndMergedV5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8SanitizedAndMerged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3a04n3Gentoobugs</text:p>
          </table:table-cell>
          <table:table-cell table:style-name="ACE-0" office:value-type="string" calcext:value-type="string">
            <text:p>["Gentoo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4n6ScenenoticeUrls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4n7ScenenoticeUrlsV2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5n2WikiarchiveUrls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apr20gt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dec25a26-book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dec25a26ttt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dec25mw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feb02ob</text:p>
          </table:table-cell>
          <table:table-cell table:style-name="ACE-0" office:value-type="string" calcext:value-type="string">
            <text:p>["URLs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feb06a07FuturamerlinAList</text:p>
          </table:table-cell>
          <table:table-cell table:style-name="ACE-0" office:value-type="string" calcext:value-type="string">
            <text:p>["Futuramerlin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feb13ff</text:p>
          </table:table-cell>
          <table:table-cell table:style-name="ACE-0" office:value-type="string" calcext:value-type="string">
            <text:p>["Firefox", "free software", "bug testing", "bu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jan08ddt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jan21Urls</text:p>
          </table:table-cell>
          <table:table-cell table:style-name="ACE-0" office:value-type="string" calcext:value-type="string">
            <text:p>["Archiveteam", "Trovebox", "Github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1-05-13-364743847-2d303530300a-07fbe1ac-0746-44de-9b8c-789f9e50a521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2016-06-21-00-57-25-845571761-2d303530300a-94fa41e6-9bdb-4972-af79-183e2fabb107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1-10-42-853497253-2d303530300a-742f54e4-1bc4-4873-83e8-18f474409f52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Crystal-2016-06-18-01-49-37-N-2d303430300a-cf14a78b-6abe-429b-a46a-c6cabf59e292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18-05-116061474-2d303530300a-d26f01db-bd2d-4c2c-b878-6214c6209cc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23-10-064719996-2d303530300a-0075de7c-21b0-46bd-82a9-1725ea0b153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35-36-104466862-2d303530300a-df8a2724-99c8-4cd8-9e03-7da0b5d8a71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39-06-004770487-2d303530300a-3cb669cf-c612-420e-818f-8213c55dd69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44-02-392447064-2d303530300a-a4320f15-b6e6-4d0e-b1e7-5128af5b54b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3-28-46-846168141-2d303530300a-f70ef73b-8b5b-42f8-bcc5-375afd793715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2016-06-21-03-27-55-062014087-2d303530300a-dc511407-2426-4090-9087-f4ae3a1a79d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3-45-23-951762332-2d303530300a-8345468b-59d7-4784-997e-fc7682ab3971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2016-06-21-03-44-12-900753815-2d303530300a-e6947075-e388-40b6-a7d4-947aa2080d8b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7-02-13-43-27-467559194-2d303430300a-bf824f4e-3ed8-4d3c-8efa-61672d605fc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7-02-13-44-58-102822475-2d303430300a-e0afac84-b6e3-4f2b-aa45-bc65214ec8b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8-03-17-09-23-094444066-2d303430300a-967e5952-5b7e-40ce-aab2-369969df5a9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8-06-14-12-13-936779067-2d303430300a-c0185d1f-6970-45f6-ae12-083787038dff</text:p>
          </table:table-cell>
          <table:table-cell table:style-name="ACE-0" office:value-type="string" calcext:value-type="string">
            <text:p>["Uploaded using Decrystallise 2.13.5.22", "Decrystallise log", "log", "logs", "1EA21BD8-DB7E-11E5-9733-728C37852114", "2016-08-06-20-11-26-730681462-2b303230300a-5a453ff9-1071-48ad-951c-f7ba5536e47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8-07-23-02-49-440679161-2d303430300a-cc44a2ec-79fd-4367-9344-a5d30b7227d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9-14-21-59-22-074195923-2d303430300a-14116e18-2b79-456f-a486-4202be012929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9-15-18-59-25-528877342-2d303430300a-338187f2-e05f-4afe-90f5-d36d14f50b3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0-26-00-11-54-860867511-2d303430300a-2c52c092-a198-473b-88d8-5ba18c345976</text:p>
          </table:table-cell>
          <table:table-cell table:style-name="ACE-0" office:value-type="string" calcext:value-type="string">
            <text:p>["Uploaded using Decrystallise 2.13.5.26", "Decrystallise log", "log", "logs", "1EA21BD8-DB7E-11E5-9733-728C37852114", "2016-10-26-00-09-02-373215441-2d303430300a-5c660e22-e98e-4720-825a-9cb4478444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0-28-05-27-16-961593834-2b303230300a-e9e64303-d728-4fe2-a692-8b86ad2062d2</text:p>
          </table:table-cell>
          <table:table-cell table:style-name="ACE-0" office:value-type="string" calcext:value-type="string">
            <text:p>["Uploaded using Decrystallise 2.13.5.26", "Decrystallise log", "log", "logs", "1EA21BD8-DB7E-11E5-9733-728C37852114", "2016-10-27-23-00-59-161454312-2d303430300a-9750d6be-0cae-41c5-b66e-92ca8909416b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0-30-01-29-41-853052183-2d303430300a-43aee01a-2783-42ee-b6d7-1bf3a2891c5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09-13-11-41-891206293-2d303530300a-66ee7bcb-7133-4702-97ed-e6d1d28525f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13-00-27-08-223274192-2d303530300a-480b4429-1860-4d46-8586-c29ca5b48df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13-00-29-29-322739577-2d303530300a-a3afa217-fa6c-4b1f-ad4f-d3c78fa56b78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30-23-29-13-932966850-2d303530300a-e8fc910e-988b-4a60-a008-750d08d321e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13-15-53-952771611-2d303530300a-f367e798-a0d4-4e1e-b5e7-691c43e88479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16-12-38-564402889-2b303130300a-55e22ef3-2f6d-4ccb-ae1b-b5e112667d3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23-13-11-562936738-2d303530300a-4f69e76c-a6ad-4417-a32a-cfc04adccc24</text:p>
          </table:table-cell>
          <table:table-cell table:style-name="ACE-0" office:value-type="string" calcext:value-type="string">
            <text:p>["Uploaded using Decrystallize 2.14.3.4", "Decrystallize log", "log", "logs", "1EA21BD8-DB7E-11E5-9733-728C37852114", "2016-12-02-23-08-15-296795403-2d303530300a-fb184c0e-8044-4296-b000-1db25db7ac65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23-29-30-700173079-2d303530300a-febe10b7-969b-4451-961c-d679ddffb57a</text:p>
          </table:table-cell>
          <table:table-cell table:style-name="ACE-0" office:value-type="string" calcext:value-type="string">
            <text:p>["Uploaded using Decrystallize 2.14.4", "Decrystallize log", "log", "logs", "1EA21BD8-DB7E-11E5-9733-728C37852114", "2016-12-02-23-28-32-639754059-2d303530300a-d0747e26-d4e2-4ca5-b385-40a4864bea3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23-43-21-827127968-2d303530300a-e021672e-5faa-43b3-bf1f-0f2310f0a7cf</text:p>
          </table:table-cell>
          <table:table-cell table:style-name="ACE-0" office:value-type="string" calcext:value-type="string">
            <text:p>["Uploaded using Decrystallize 2.14.4", "Decrystallize log", "log", "logs", "1EA21BD8-DB7E-11E5-9733-728C37852114", "2016-12-02-23-36-05-533472091-2d303530300a-bc797aed-38ca-4747-8521-a44e0355fbab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8-24-21-607319678-2d303530300a-549c3ef0-77c0-442b-93a3-4cfe125791ea</text:p>
          </table:table-cell>
          <table:table-cell table:style-name="ACE-0" office:value-type="string" calcext:value-type="string">
            <text:p>["Uploaded using Decrystallize 2.15.1.7.13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9-28-13-699514856-2d303530300a-6b0b44c3-0bb0-4756-a38d-aa471c758ec2</text:p>
          </table:table-cell>
          <table:table-cell table:style-name="ACE-0" office:value-type="string" calcext:value-type="string">
            <text:p>["Uploaded using Decrystallize 2.15.1.7.13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9-32-30-942483574-2d303530300a-f54f7101-ea59-4dca-8f4a-ec81b8495cc5</text:p>
          </table:table-cell>
          <table:table-cell table:style-name="ACE-0" office:value-type="string" calcext:value-type="string">
            <text:p>["Uploaded using Decrystallize 2.15.1.7.13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9-47-23-220723206-2d303530300a-1eed21cb-6c5d-462e-ad69-ddd218066d4e</text:p>
          </table:table-cell>
          <table:table-cell table:style-name="ACE-0" office:value-type="string" calcext:value-type="string">
            <text:p>["Uploaded using Decrystallize 2.15.2.1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20-01-02-589866427-2d303530300a-d666440f-0e54-42e6-9155-dd989a3eb5f5</text:p>
          </table:table-cell>
          <table:table-cell table:style-name="ACE-0" office:value-type="string" calcext:value-type="string">
            <text:p>["Uploaded using Decrystallize 2.15.2.2.2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8-23-41-34-432779419-2d303530300a-a62f03d7-f544-4b6d-8147-78410fd5bd63</text:p>
          </table:table-cell>
          <table:table-cell table:style-name="ACE-0" office:value-type="string" calcext:value-type="string">
            <text:p>["Uploaded using Decrystallize 2.15.5.9.7", "Decrystallize log", "log", "logs", "1EA21BD8-DB7E-11E5-9733-728C37852114", "2016-12-08-22-46-43-328935987-2d303530300a-508c0edb-705b-420b-b0b0-e4c26e32f7d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5-38-19-620986238-2d303530300a-21db8efe-4ded-4f28-abe6-baadca78930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7-31-24-046129393-2d303530300a-aabb6261-6071-41cd-af83-e0d33f3443b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7-37-44-577355688-2d303530300a-5a156356-099c-40d5-9ad4-1913b6e2cab1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8-12-17-819548596-2d303530300a-1985f96a-e90d-44ff-851b-f9d81652c6a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20-17-46-145026331-2d303530300a-1e55dbb4-2193-42db-8a07-a98a5a6624f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20-35-34-204944613-2d303530300a-feda4174-26df-4f21-9ff9-64fcb0386fb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20-40-50-098525581-2d303530300a-a5d0ece6-3ed4-4c47-96c0-6d823ac8554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0-01-41-35-009407481-2d303530300a-6278bf76-4187-498d-a3a2-5c4d7039352f</text:p>
          </table:table-cell>
          <table:table-cell table:style-name="ACE-0" office:value-type="string" calcext:value-type="string">
            <text:p>["Uploaded using Decrystallize 2.16.5.8", "Decrystallize log", "log", "logs", "1EA21BD8-DB7E-11E5-9733-728C37852114", "2016-12-10-01-07-39-902360535-2d303530300a-2faa3ce0-ff7d-4fe0-8bb3-478e939fd460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01-52-34-623489021-2d303530300a-1a3b7b0d-8079-4029-9b76-280075685a8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14-58-10-284842719-2d303530300a-91942778-1672-4553-a094-12c39a6de3a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15-19-32-787120632-2d303530300a-a7200fd5-ff15-48a2-882f-19ada0b454e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22-44-27-896743420-2d303530300a-7ea15f51-c402-4ff9-89ba-eec291256a89</text:p>
          </table:table-cell>
          <table:table-cell table:style-name="ACE-0" office:value-type="string" calcext:value-type="string">
            <text:p>["Uploaded using Decrystallize 2.16.6.3.20", "Decrystallize log", "log", "logs", "1EA21BD8-DB7E-11E5-9733-728C37852114", "2016-12-11-22-27-11-767009579-2d303530300a-101e9c50-4edc-4bed-b9c1-4f66842df235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18-25-01-970408395-2d303530300a-5fb4ba97-2d6e-4120-8b6c-632cc509298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1-28-16-932240908-2d303530300a-815fc30c-613d-4be3-9b05-9df21d0aa37d</text:p>
          </table:table-cell>
          <table:table-cell table:style-name="ACE-0" office:value-type="string" calcext:value-type="string">
            <text:p>["Uploaded using Decrystallize 2.16.6.4.9.7", "Decrystallize log", "log", "logs", "1EA21BD8-DB7E-11E5-9733-728C37852114", "2016-12-16-21-26-52-469312836-2d303530300a-e90fcfdd-47f3-4132-8a2b-e43c638ad78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1-30-02-861915541-2d303530300a-65ade9bc-1351-4fdd-bf89-4e0496cc9998</text:p>
          </table:table-cell>
          <table:table-cell table:style-name="ACE-0" office:value-type="string" calcext:value-type="string">
            <text:p>["Uploaded using Decrystallize 2.16.6.4.9.7", "Decrystallize log", "log", "logs", "1EA21BD8-DB7E-11E5-9733-728C37852114", "2016-12-16-21-26-52-469312836-2d303530300a-e90fcfdd-47f3-4132-8a2b-e43c638ad78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1-56-44-743847830-2d303530300a-5772623b-7b9b-4ffc-992e-bbd0e957ba62</text:p>
          </table:table-cell>
          <table:table-cell table:style-name="ACE-0" office:value-type="string" calcext:value-type="string">
            <text:p>["Uploaded using Decrystallize 2.16.6.4.9.9", "Decrystallize log", "log", "logs", "1EA21BD8-DB7E-11E5-9733-728C37852114", "2016-12-16-21-55-01-987086161-2d303530300a-8a579d62-c455-44c3-ac00-905a0c5d5f9a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11-16-078763056-2d303530300a-ecf6c204-1f61-4b92-b058-a0f92ae86ad8</text:p>
          </table:table-cell>
          <table:table-cell table:style-name="ACE-0" office:value-type="string" calcext:value-type="string">
            <text:p>["Uploaded using Decrystallize 2.16.6.4.9.10", "Decrystallize log", "log", "logs", "1EA21BD8-DB7E-11E5-9733-728C37852114", "2016-12-16-21-55-01-987086161-2d303530300a-8a579d62-c455-44c3-ac00-905a0c5d5f9a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15-05-779002845-2d303530300a-e0e09169-2fbd-4024-ba31-428068c7801b</text:p>
          </table:table-cell>
          <table:table-cell table:style-name="ACE-0" office:value-type="string" calcext:value-type="string">
            <text:p>["Uploaded using Decrystallize 2.16.6.4.9.11", "Decrystallize log", "log", "logs", "1EA21BD8-DB7E-11E5-9733-728C37852114", "2016-12-16-21-55-01-987086161-2d303530300a-8a579d62-c455-44c3-ac00-905a0c5d5f9a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19-34-248014197-2d303530300a-84331bf3-11ed-4230-a4db-8f14fcc59e6f</text:p>
          </table:table-cell>
          <table:table-cell table:style-name="ACE-0" office:value-type="string" calcext:value-type="string">
            <text:p>["Uploaded using Decrystallize 2.16.6.4.9.11", "Decrystallize log", "log", "logs", "1EA21BD8-DB7E-11E5-9733-728C37852114", "2016-12-16-22-16-53-742277409-2d303530300a-eeae47e4-8a64-4412-8580-2145938d2523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36-29-956646401-2d303530300a-a23bb6e2-2439-4852-9820-6381f93ef943</text:p>
          </table:table-cell>
          <table:table-cell table:style-name="ACE-0" office:value-type="string" calcext:value-type="string">
            <text:p>["Uploaded using Decrystallize 2.16.6.4.9.12", "Decrystallize log", "log", "logs", "1EA21BD8-DB7E-11E5-9733-728C37852114", "2016-12-16-22-16-53-742277409-2d303530300a-eeae47e4-8a64-4412-8580-2145938d2523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45-41-638411198-2d303530300a-9afeba1a-b6a1-47e7-a6c8-1c8eaea1a6c0</text:p>
          </table:table-cell>
          <table:table-cell table:style-name="ACE-0" office:value-type="string" calcext:value-type="string">
            <text:p>["Uploaded using Decrystallize 2.16.6.4.9.13", "Decrystallize log", "log", "logs", "1EA21BD8-DB7E-11E5-9733-728C37852114", "2016-12-16-22-16-53-742277409-2d303530300a-eeae47e4-8a64-4412-8580-2145938d2523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56-37-224659917-2d303530300a-0a0efbc4-fd5f-445c-8455-c0633f1edeb7</text:p>
          </table:table-cell>
          <table:table-cell table:style-name="ACE-0" office:value-type="string" calcext:value-type="string">
            <text:p>["Uploaded using Decrystallize 2.16.6.4.9.15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58-53-583780196-2d303530300a-2bbd82f4-f949-450e-93e0-55eb4be35eac</text:p>
          </table:table-cell>
          <table:table-cell table:style-name="ACE-0" office:value-type="string" calcext:value-type="string">
            <text:p>["Uploaded using Decrystallize 2.16.6.4.9.16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03-00-601819040-2d303530300a-267d1745-4b99-4e52-9cc2-0bc5a2013b49</text:p>
          </table:table-cell>
          <table:table-cell table:style-name="ACE-0" office:value-type="string" calcext:value-type="string">
            <text:p>["Uploaded using Decrystallize 2.16.6.4.9.16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12-00-084176124-2d303530300a-55c76c95-a8c2-48a3-ac18-e58ef3c0871d</text:p>
          </table:table-cell>
          <table:table-cell table:style-name="ACE-0" office:value-type="string" calcext:value-type="string">
            <text:p>["Uploaded using Decrystallize 2.16.6.4.9.18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15-10-325756162-2d303530300a-7570a50b-b15b-48a6-885e-c1b206ce69e3</text:p>
          </table:table-cell>
          <table:table-cell table:style-name="ACE-0" office:value-type="string" calcext:value-type="string">
            <text:p>["Uploaded using Decrystallize 2.16.6.4.9.19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20-21-150603723-2d303530300a-07371d78-e7e0-4474-a883-9991b047b1ae</text:p>
          </table:table-cell>
          <table:table-cell table:style-name="ACE-0" office:value-type="string" calcext:value-type="string">
            <text:p>["Uploaded using Decrystallize 2.16.6.4.9.20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44-33-666380487-2d303530300a-d56372f1-4e60-4a75-a54a-162a98ef34a2</text:p>
          </table:table-cell>
          <table:table-cell table:style-name="ACE-0" office:value-type="string" calcext:value-type="string">
            <text:p>["Uploaded using Decrystallize 2.16.6.4.9.22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00-02-00-702046092-2d303530300a-f265467d-8270-4dd0-b45b-9cdb1d6a2c7d</text:p>
          </table:table-cell>
          <table:table-cell table:style-name="ACE-0" office:value-type="string" calcext:value-type="string">
            <text:p>["Uploaded using Decrystallize 2.16.6.4.9.24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00-05-13-246485028-2d303530300a-bd6da87e-7c39-4321-aea2-615b64b37506</text:p>
          </table:table-cell>
          <table:table-cell table:style-name="ACE-0" office:value-type="string" calcext:value-type="string">
            <text:p>["Uploaded using Decrystallize 2.16.6.4.9.24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00-24-33-482138285-2d303530300a-547036b9-cbea-4a6a-8ce9-1ff3bd9a3f5f</text:p>
          </table:table-cell>
          <table:table-cell table:style-name="ACE-0" office:value-type="string" calcext:value-type="string">
            <text:p>["Uploaded using Decrystallize 2.16.6.4.9.25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10-55-52-334897936-2d303530300a-89667760-6af3-4f86-b682-0422b5d4dcb9</text:p>
          </table:table-cell>
          <table:table-cell table:style-name="ACE-0" office:value-type="string" calcext:value-type="string">
            <text:p>["Uploaded using Decrystallize 2.16.6.4.9.25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11-08-47-808205411-2d303530300a-d2a08546-676c-4b27-b87d-6c3e93eec2bd</text:p>
          </table:table-cell>
          <table:table-cell table:style-name="ACE-0" office:value-type="string" calcext:value-type="string">
            <text:p>["Uploaded using Decrystallize 2.16.6.4.9.26", "Decrystallize log", "log", "logs", "1EA21BD8-DB7E-11E5-9733-728C37852114", "2016-12-17-11-04-28-349867830-2d303530300a-39c26ce8-2eff-4e69-8d6c-6b0c2e5eb6c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12-38-28-932774872-2d303530300a-f608a243-e517-4102-93db-d28b6327ee5c</text:p>
          </table:table-cell>
          <table:table-cell table:style-name="ACE-0" office:value-type="string" calcext:value-type="string">
            <text:p>["Uploaded using Decrystallize 2.16.6.4.9.27", "Decrystallize log", "log", "logs", "1EA21BD8-DB7E-11E5-9733-728C37852114", "2016-12-17-12-35-08-750631657-2d303530300a-7971c8ee-90c4-451b-9257-efbc235bdf22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24-17-10-55-271943800-2d303530300a-b02af890-8639-4be8-8eb8-cf7517d5fb21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feb07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feb1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feb13t2</text:p>
          </table:table-cell>
          <table:table-cell table:style-name="ACE-0" office:value-type="string" calcext:value-type="string">
            <text:p>["Charlie Chaplin", "Silent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mar10a11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mar10meta</text:p>
          </table:table-cell>
          <table:table-cell table:style-name="ACE-0" office:value-type="string" calcext:value-type="string">
            <text:p>["blob", "dold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sept16_201610</text:p>
          </table:table-cell>
          <table:table-cell table:style-name="ACE-0" office:value-type="string" calcext:value-type="string">
            <text:p>Hallowee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08-14-58-37-050971700-2d303530300a-2eda7947-d9fa-4b3e-8725-40016ebe256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10-15-54-29-815395518-2d303530300a-e8883d4d-81cf-4b9d-bc23-baa059d8a5d9</text:p>
          </table:table-cell>
          <table:table-cell table:style-name="ACE-0" office:value-type="string" calcext:value-type="string">
            <text:p>["Uploaded using Decrystallize 2.16.6.4.9.34", "Decrystallize log", "log", "logs", "1EA21BD8-DB7E-11E5-9733-728C37852114", "2017-01-04-22-45-50-801729737-2d303530300a-a59ab8db-0a2b-426c-8b6e-f5de8fa745f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10-16-28-10-366615547-2d303530300a-231d3f6d-a3bf-45c2-bf7b-9089144d80c2</text:p>
          </table:table-cell>
          <table:table-cell table:style-name="ACE-0" office:value-type="string" calcext:value-type="string">
            <text:p>["Uploaded using Decrystallize 2.16.6.4.9.34", "Decrystallize log", "log", "logs", "1EA21BD8-DB7E-11E5-9733-728C37852114", "2017-01-09-17-42-19-401896103-2d303530300a-96dee2f9-953e-42af-8551-9bf8a47a014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10-17-17-16-770499221-2d303530300a-f9d02b99-640d-4777-aa45-494c7c6a8902</text:p>
          </table:table-cell>
          <table:table-cell table:style-name="ACE-0" office:value-type="string" calcext:value-type="string">
            <text:p>["Uploaded using Decrystallize 2.16.6.4.9.35", "Decrystallize log", "log", "logs", "1EA21BD8-DB7E-11E5-9733-728C37852114", "2017-01-09-17-42-19-401896103-2d303530300a-96dee2f9-953e-42af-8551-9bf8a47a014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13-35-25-215226791-2d303530300a-e0997c4a-fd6b-4e76-82b9-c7fa8180fe41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20-42-34-634280915-2d303530300a-f5652ba3-eac3-4fe3-b53d-582b9b65dd83</text:p>
          </table:table-cell>
          <table:table-cell table:style-name="ACE-0" office:value-type="string" calcext:value-type="string">
            <text:p>["Uploaded using Decrystallize 2.16.6.4.9.49", "Decrystallize log", "log", "logs", "1EA21BD8-DB7E-11E5-9733-728C37852114", "2017-01-29-20-24-17-643023955-2d303530300a-4ed4e7be-03ff-4134-8a0e-56659a296948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20-59-32-521719310-2d303530300a-7f505848-7bc7-4431-ace6-24d4ee00273b</text:p>
          </table:table-cell>
          <table:table-cell table:style-name="ACE-0" office:value-type="string" calcext:value-type="string">
            <text:p>["Uploaded using Decrystallize 2.16.6.4.9.50", "Decrystallize log", "log", "logs", "1EA21BD8-DB7E-11E5-9733-728C37852114", "2017-01-29-20-24-17-643023955-2d303530300a-4ed4e7be-03ff-4134-8a0e-56659a296948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21-17-21-320708205-2d303530300a-b4af32df-ae7c-44f3-905c-a2e9165e1b93</text:p>
          </table:table-cell>
          <table:table-cell table:style-name="ACE-0" office:value-type="string" calcext:value-type="string">
            <text:p>["Uploaded using Decrystallize 2.16.6.4.9.51", "Decrystallize log", "log", "logs", "1EA21BD8-DB7E-11E5-9733-728C37852114", "2017-01-29-21-13-08-125771608-2d303530300a-fccb6d10-e67d-4f69-9c01-b11c78965d03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5-01-58-56-590634366-2d303530300a-93ff035d-fa86-43c9-8653-2dd5e324ca20</text:p>
          </table:table-cell>
          <table:table-cell table:style-name="ACE-0" office:value-type="string" calcext:value-type="string">
            <text:p>["Uploaded using Decrystallize 2.16.6.4.9.70", "Decrystallize log", "log", "logs", "1EA21BD8-DB7E-11E5-9733-728C37852114", "2017-02-05-06-20-08-533562060-2b303130300a-75260048-8998-49e1-8ed4-22529e85ccbb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5-04-35-46-379303652-2b303130300a-a39d4272-6fc0-4ee3-87ee-9329f54c039b</text:p>
          </table:table-cell>
          <table:table-cell table:style-name="ACE-0" office:value-type="string" calcext:value-type="string">
            <text:p>["Uploaded using Decrystallize 2.16.6.4.9.70", "Decrystallize log", "log", "logs", "1EA21BD8-DB7E-11E5-9733-728C37852114", "2016-08-26-04-19-38-016135239-2b303230300a-b2f32db3-f9b1-482a-8e12-fe777a0371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5-04-39-36-669608457-2b303130300a-d4954ec5-12dc-4243-81a6-e02c59af768f</text:p>
          </table:table-cell>
          <table:table-cell table:style-name="ACE-0" office:value-type="string" calcext:value-type="string">
            <text:p>["Uploaded using Decrystallize 2.16.6.4.9.70", "Decrystallize log", "log", "logs", "1EA21BD8-DB7E-11E5-9733-728C37852114", "2016-12-02-05-18-20-520746641-2b303130300a-0a19b739-5b3c-472f-880a-65df984c270f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9-20-33-39-844593925-2d303530300a-f2db3465-e2fc-41b5-9450-b8e394c53ce3</text:p>
          </table:table-cell>
          <table:table-cell table:style-name="ACE-0" office:value-type="string" calcext:value-type="string">
            <text:p>["Uploaded using Decrystallize 2.16.6.4.9.88", "Decrystallize log", "log", "logs", "1EA21BD8-DB7E-11E5-9733-728C37852114", "2017-02-09-20-32-34-295369022-2d303530300a-e2149ace-f436-46f9-8f09-ab2c9f9b398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9-20-37-03-098480648-2d303530300a-20e350d6-d914-4e90-9603-ca34e506a61c</text:p>
          </table:table-cell>
          <table:table-cell table:style-name="ACE-0" office:value-type="string" calcext:value-type="string">
            <text:p>["Uploaded using Decrystallize 2.16.6.4.9.88", "Decrystallize log", "log", "logs", "1EA21BD8-DB7E-11E5-9733-728C37852114", "2017-02-09-20-32-34-295369022-2d303530300a-e2149ace-f436-46f9-8f09-ab2c9f9b398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9-20-42-59-866408541-2d303530300a-44f511e6-0ab4-46c0-a9db-eb21115d03ab</text:p>
          </table:table-cell>
          <table:table-cell table:style-name="ACE-0" office:value-type="string" calcext:value-type="string">
            <text:p>["Uploaded using Decrystallize 2.16.6.4.9.88", "Decrystallize log", "log", "logs", "1EA21BD8-DB7E-11E5-9733-728C37852114", "2017-02-09-20-32-34-295369022-2d303530300a-e2149ace-f436-46f9-8f09-ab2c9f9b398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03a04n12Flapcity</text:p>
          </table:table-cell>
          <table:table-cell table:style-name="ACE-0" office:value-type="string" calcext:value-type="string">
            <text:p>game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03a04n17FlapcityData</text:p>
          </table:table-cell>
          <table:table-cell table:style-name="ACE-0" office:value-type="string" calcext:value-type="string">
            <text:p>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17n2MaxAfterLab</text:p>
          </table:table-cell>
          <table:table-cell table:style-name="ACE-0" office:value-type="string" calcext:value-type="string">
            <text:p>["Arduino", "Max MSP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r20</text:p>
          </table:table-cell>
          <table:table-cell table:style-name="ACE-0" office:value-type="string" calcext:value-type="string">
            <text:p>["Arduino</text:p>
          </table:table-cell>
          <table:table-cell table:style-name="ACE-0" office:value-type="string" calcext:value-type="string">
            <text:p>RGB LED", "Humidity and temperature sensing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r27Arduino</text:p>
          </table:table-cell>
          <table:table-cell table:style-name="ACE-0" office:value-type="string" calcext:value-type="string">
            <text:p>Arduin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y04.app</text:p>
          </table:table-cell>
          <table:table-cell table:style-name="ACE-0" office:value-type="string" calcext:value-type="string">
            <text:p>["Mono", "Unit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08Session22017nov09n37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15a1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18n2</text:p>
          </table:table-cell>
          <table:table-cell table:style-name="ACE-0" office:value-type="string" calcext:value-type="string">
            <text:p>["music", "musique concr\u00e8te", "industrial", "noise", "experimenta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30n25</text:p>
          </table:table-cell>
          <table:table-cell table:style-name="ACE-0" office:value-type="string" calcext:value-type="string">
            <text:p>["musique concr\u00e8te", "noise", "experimental", "avant-garde", "industria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30R22017dec01n8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09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2n2</text:p>
          </table:table-cell>
          <table:table-cell table:style-name="ACE-0" office:value-type="string" calcext:value-type="string">
            <text:p>soun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8-FilmSound</text:p>
          </table:table-cell>
          <table:table-cell table:style-name="ACE-0" office:value-type="string" calcext:value-type="string">
            <text:p>["film", "sound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8n2</text:p>
          </table:table-cell>
          <table:table-cell table:style-name="ACE-0" office:value-type="string" calcext:value-type="string">
            <text:p>["Film", "split audi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26n13</text:p>
          </table:table-cell>
          <table:table-cell table:style-name="ACE-0" office:value-type="string" calcext:value-type="string">
            <text:p>["Experimental", "musique concr\u00e8te", "noise music", "avant-garde", "electronic 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6n6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7_201709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7n3</text:p>
          </table:table-cell>
          <table:table-cell table:style-name="ACE-0" office:value-type="string" calcext:value-type="string">
            <text:p>v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apr09n6CopyN7ScreenCostWithAudio</text:p>
          </table:table-cell>
          <table:table-cell table:style-name="ACE-0" office:value-type="string" calcext:value-type="string">
            <text:p>["Web development", "tool", "software", "app", "screencast", "free software", "libre software", "open source softwar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apr09n6ScreenCostWithAudio</text:p>
          </table:table-cell>
          <table:table-cell table:style-name="ACE-0" office:value-type="string" calcext:value-type="string">
            <text:p>["Web development", "tool", "software", "app", "screencast", "free software", "libre software", "open source softwar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09V12FieldrecordingrecordedEditedAndExportedOn2018feb09InTheLobbyOfIMRCbe</text:p>
          </table:table-cell>
          <table:table-cell table:style-name="ACE-0" office:value-type="string" calcext:value-type="string">
            <text:p>["music", "field recording", "edited audi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2Elliot</text:p>
          </table:table-cell>
          <table:table-cell table:style-name="ACE-0" office:value-type="string" calcext:value-type="string">
            <text:p>edm wip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2FieldrecN9</text:p>
          </table:table-cell>
          <table:table-cell table:style-name="ACE-0" office:value-type="string" calcext:value-type="string">
            <text:p>["music", "musique concr\u00e8te", "experimental", "sound collage", "field record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3ImrcRoom109R22018mar30n3</text:p>
          </table:table-cell>
          <table:table-cell table:style-name="ACE-0" office:value-type="string" calcext:value-type="string">
            <text:p>["EDM", "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3ImrcV2</text:p>
          </table:table-cell>
          <table:table-cell table:style-name="ACE-0" office:value-type="string" calcext:value-type="string">
            <text:p>["dubstep", "trap", "electr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jan24a25MusicSample</text:p>
          </table:table-cell>
          <table:table-cell table:style-name="ACE-0" office:value-type="string" calcext:value-type="string">
            <text:p>["Music", "orchestral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jan2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47deea-ec39-4d3f-9938-0f9ac05c1524-2016.01.02.06.31.32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8a39c8-7374-4951-b8e8-747e95226905-2016.01.02.06.15.59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d958d5-8442-471a-9da2-e6c98058704a-2016.01.02.06.13.16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1ccdb56-e773-44ca-8c44-b76e0e1d6335-2015.12.26.01.57.20.065772921-202b257a0a</text:p>
          </table:table-cell>
          <table:table-cell table:style-name="ACE-0" office:value-type="string" calcext:value-type="string">
            <text:p>["Uploaded using iu v2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379fb9c-fbfb-4606-af57-50c30e15c834-2016.02.16.00.00.01.20111399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3b60926-564b-4435-b175-631727c56e0c-2016.02.15.02.02.02.13287195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586cee3-4bb9-4f14-8125-6223b9b28e4b-2016.01.10.02.24.34.274816705-2b303130300a</text:p>
          </table:table-cell>
          <table:table-cell table:style-name="ACE-0" office:value-type="string" calcext:value-type="string">
            <text:p>["Uploaded using iu v3", "915F42DC-B738-11E5-9646-7AFF5F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6262dbe-fe36-4ea7-b93f-8f4023542316-2016.01.02.06.04.05.N-2d303530300a</text:p>
          </table:table-cell>
          <table:table-cell table:style-name="ACE-0" office:value-type="string" calcext:value-type="string">
            <text:p>["Uploaded using iu for Patche", "Patche repository 3a99c01d-8b02-49fe-83b2-0752f4ad645a", "2f55736572732f656c6c696f742f7465737437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6d521ec-fef6-4f1b-b5aa-c764c608ea0b-2016.01.17.23.14.50.544906571-2b303130300a</text:p>
          </table:table-cell>
          <table:table-cell table:style-name="ACE-0" office:value-type="string" calcext:value-type="string">
            <text:p>["Uploaded using iu v3", "1BC0AF98-B4D6-11E5-B9E6-5FFF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7706a60-ef70-406f-991b-afab25d2fb08-2016.01.19.01.13.52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abf49b6-c133-4061-8c67-cfa049e0f3a8-2016.01.10.14.32.11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e7c1651-d692-4cf8-b07e-5711c5dde5c4-2016.01.02.06.13.04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000c7be-564c-4bfd-a871-a4b7837ff5e1-2016.01.02.06.31.07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14dc2e5-6d81-4285-bd8e-2a559f5010c0-2016.02.16.04.41.23.14226940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1AF7D9E-E00A-4A5D-B4AC-167B2D8D8ACC.1A65A2C0-AA1D-4D4A-B651-164DB808919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1AF7D9E-E00A-4A5D-B4AC-167B2D8D8ACC.85CB413E-FA91-472D-B532-63AC2250161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2fd452d-c188-4fa8-a6ef-ed1fd764744c-2016.01.02.06.32.01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9a625a6-ea4a-4332-b262-2aa04b64e8be-2016.01.02.06.04.16.N-2d303530300a</text:p>
          </table:table-cell>
          <table:table-cell table:style-name="ACE-0" office:value-type="string" calcext:value-type="string">
            <text:p>["Uploaded using iu for Patche", "Patche repository 3a99c01d-8b02-49fe-83b2-0752f4ad645a", "2f55736572732f656c6c696f742f7465737437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9af7e1d-7ab9-4e9d-867e-2ea97a887c7c-2016.02.16.00.34.23.985646465-2b303130300a</text:p>
          </table:table-cell>
          <table:table-cell table:style-name="ACE-0" office:value-type="string" calcext:value-type="string">
            <text:p>["Uploaded using iu v3", "E2C69226-CB9A-11E5-BB8D-DFF85F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a805e65-3b82-4f1d-9d88-84b85b1e3e02-2015.12.17.23.54.49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d465730-f1ad-43ea-b32c-e680db4cfa74-2015.12.25.22.30.40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ebdd6ef-4ab0-4b73-9cf4-69201a56a5c1-2015.12.25.22.19.06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ED664F4-B994-4F38-B1E6-C867DCAE374C.8FD75FD4-FC38-4C69-8215-FC37CCB7042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ED664F4-B994-4F38-B1E6-C867DCAE374C.EE4C2880-9E1B-4401-86ED-6C3F7BD6333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f0e92af-9112-408c-8ad8-676b7f0be643-2016.01.02.01.10.21.662738785-202b257a0a</text:p>
          </table:table-cell>
          <table:table-cell table:style-name="ACE-0" office:value-type="string" calcext:value-type="string">
            <text:p>["Uploaded using iu v2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2da7bf3-e897-4cc8-8b10-7b6be1aec3b9-2015.12.21.21.48.1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3005ChameleonWizard</text:p>
          </table:table-cell>
          <table:table-cell table:style-name="ACE-0" office:value-type="string" calcext:value-type="string">
            <text:p>["freeware", "software", "macO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74e76c0-6ada-4c3c-bd6a-3cba938e832b-2016.02.24.06.09.29.08859231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d351cdd-fe54-47d2-99c8-da58f3c7d2ce-2016.01.12.02.41.36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dccee41-ceb1-488c-b86e-efc75579cd9b-2016.01.02.06.23.52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e2b1cc9-f927-4a2b-95c5-3ab5fdca5f73-2016.01.07.01.33.37.901425500-2b303130300a</text:p>
          </table:table-cell>
          <table:table-cell table:style-name="ACE-0" office:value-type="string" calcext:value-type="string">
            <text:p>["Uploaded using iu v3", "1BC0AF98-B4D6-11E5-B9E6-5FFF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F059E20CDA1306BF48F1337F23C89FC452A7040</text:p>
          </table:table-cell>
          <table:table-cell table:style-name="ACE-0" office:value-type="string" calcext:value-type="string">
            <text:p>["Rutracker", "archive", "torrents", "BitTorren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FEE12DC-F7DC-48C8-84AE-468A3F7D4C52.B374B670-C171-4567-9023-F7186029449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04b9faf-957a-4f19-b1ed-4462d297085a-2016.01.02.06.13.28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05ee578-2c03-44c8-b3c3-71f5cad9472d-2016.02.25.02.52.36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0756a10-c094-47b6-8b70-0478616d785d-2016.01.02.06.10.21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3d70d71-716d-4c9e-81d0-72e47e2409aa-2016.01.13.13.14.07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4a35403-c0d6-4d6a-a823-86487fa004f7-2016.01.22.22.45.40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9e05074-e2e8-47b5-8b88-2b089d75bfe9-2016.01.09.11.11.14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d29a909-a56f-4a98-bac1-a63755a9beac-2016.01.10.20.46.27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158ec0-2522-4d6f-917b-e8551ca8a4a7-2016.01.02.06.25.01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160ff8-835c-49b8-a65c-d5f8c4aeeff9-2016.01.02.06.07.10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418df7-a75b-43d5-94bd-a37f26703425-2016.01.02.06.02.04.N-2d303530300a</text:p>
          </table:table-cell>
          <table:table-cell table:style-name="ACE-0" office:value-type="string" calcext:value-type="string">
            <text:p>["Uploaded using iu for Patche", "Patche repository", "2f55736572732f656c6c696f742f7465737436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57a0a5-d7dd-4d89-88d8-b098b39b538c-2016.01.02.06.31.20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019561f-4d18-4ee7-8ee7-d07ae22743ba-2016.02.15.09.44.41.13769205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1b5bd591196087f7d1a3cfbf42c876da3f60b4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2698e15-0930-4502-8526-6b4fbd3ab056-2016.01.02.06.15.47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3211Worldtracker.org</text:p>
          </table:table-cell>
          <table:table-cell table:style-name="ACE-0" office:value-type="string" calcext:value-type="string">
            <text:p>Worldtracker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3544b21-c9a5-4ebb-93de-c8eb51bb3329-2016.02.18.23.17.08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52f70ea-3dc2-4990-b95b-fa79c9ff0992-2016.01.02.06.28.08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927e324-673b-4a95-ba3a-cb41ed034e34-2016.02.16.00.21.16.438376326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ab44acd-cef0-4973-b79d-9a5799eead12-2016.01.24.01.10.38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b789de7-6009-4a5f-98eb-a9c72926129f-2016.01.02.06.30.55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d5368e9-6aeb-474a-ab0f-5cf0c4aa5bfd-2016.01.02.06.12.39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0c7f550-c4ad-4413-b0bf-e3f11ee697be-2016.02.05.01.02.47.686060052-2b303130300a</text:p>
          </table:table-cell>
          <table:table-cell table:style-name="ACE-0" office:value-type="string" calcext:value-type="string">
            <text:p>["Uploaded using iu v3", "E2C69226-CB9A-11E5-BB8D-DFF85F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36b4b1a-c6f5-49c8-9f7a-5d6d27dddd49-2016.01.02.06.16.23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5A1C477-86B0-49BE-A142-9E1EFE40A62C.C31F29BD-D757-47A4-A284-705E1CD0B11A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8f28624-a78c-41a0-ba4a-8c993043decd-2016.01.07.22.04.3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91a1022-a5f2-4157-afff-8b774e677cb8-2016.01.02.06.06.45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a86bb74-9845-488c-af96-7dbe33d291a2-2016.01.14.17.14.19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13c8640-c11d-4a26-b7c9-9c314d149b52-2016.01.02.06.32.14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04284483-9673-4E3B-B0C9-E325787D844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141A9085-0EB3-481F-A0C5-A1D6B2C5EDD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22CAA2D9-B895-4050-8078-94CF6BC4C23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22D0C7AE-ADA6-4FC3-991D-528B9F49FA9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3869C3BB-7C28-4D87-AB2A-CC94BE07163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392DDC4E-D385-4D53-B50D-6854B5C73AE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4F8E55E0-EE54-4F30-9B41-8F368B21ACF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5B388D59-4AA9-48E2-A9A1-57C4D973B5F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68C27D2E-0D29-4842-93A1-78D2DF024AB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6D15D299-BFA0-4B4F-B554-B489FCD999B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7CA92B18-414E-4A21-92D7-6235CA80385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8CE5BBF7-65CB-4306-9E96-4445165C086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9C0A9D8C-ED05-4D4D-9F11-EC02069CAC2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9ED14D3A-8766-46D5-BF0F-D0A19F6CB1EA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AE7C27C5-4078-4333-B1B5-84C0DFEB514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BBB8B95E-D691-4477-AF30-21EF8975F433</text:p>
          </table:table-cell>
          <table:table-cell table:style-name="ACE-0" office:value-type="string" calcext:value-type="string">
            <text:p>["Patche", "EM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C46EAEC4-5306-4DC6-AF94-3A085293723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D3517237-64AB-4A82-AB2F-0253973D90A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E50C0990-1CAE-4AFB-93D6-0E4F53D81C8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E850F4A4-6A06-4204-B91E-F47CD7F9B3C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3A59D64-3042-452F-8353-1DFD05F1689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40CD498-0E11-42AC-B4FB-E7EB2DA96BC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4D51A4D-219F-4C46-90EF-E0328D84D7D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4F6D127-0ADC-4F6D-AB9B-23C8252242C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BDB0F22-F0D6-4249-99AB-9354E973BF5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4ae9654-4ec0-4e31-a1b0-660573c54246-2016.02.24.06.27.41.102563129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6ddb0cd-6831-41db-9c1c-84d79aae4168-2016.02.29.23.57.26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ab73231-d3f8-4ea7-8695-c7e143a81074-2016.02.25.04.55.56.40467677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d364a8c-86d6-4446-9422-e45f2b55b514-2016.02.24.23.27.16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f4c0013-b5ad-4d4f-a177-95aec0cd72f4-2015.12.21.23.03.54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f9c2969-f072-4ade-8f31-8f86bb304fdb-2016.01.02.06.24.45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0bde695-74f7-40e8-8b4b-d34ad1435f23-2016.02.02.20.55.25.196634866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151dd2d-5f29-4725-a860-12d459dfab9c-2016.01.02.06.24.18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69ce489-d3c6-47f4-868f-8716b77c7e67-2016.01.02.06.27.16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8ba7e6f-f760-4bc4-a50e-21f8630dadb1-2016.01.02.06.10.10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9ca293c-e6e1-454d-bd33-4c1830d2c58a-2016.02.04.21.00.45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ae2b11a-56c0-4680-b0af-deeab59359e0-2016.03.01.00.04.43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0addd64-99af-4e79-a82d-a2466b865f76-2016.02.15.10.16.20.736869914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a12f45c-bc9f-4605-a2d6-3ea404faf4f7-2016.03.04.19.20.16.189366710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aca3d5e-598c-44e1-ae0b-6e00e5a10ee3-2016.01.02.06.02.38.N-2d303530300a</text:p>
          </table:table-cell>
          <table:table-cell table:style-name="ACE-0" office:value-type="string" calcext:value-type="string">
            <text:p>["Uploaded using iu for Patche", "Patche repository", "2f55736572732f656c6c696f742f7465737436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cf51f02-e0c9-4a82-875d-0b5f18f2cf7b-2015.12.21.23.24.06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djunctBMPCC1201611141958C0001</text:p>
          </table:table-cell>
          <table:table-cell table:style-name="ACE-0" office:value-type="string" calcext:value-type="string">
            <text:p>["Video", "color grad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azingStoriesV66n07199111pp7879</text:p>
          </table:table-cell>
          <table:table-cell table:style-name="ACE-0" office:value-type="string" calcext:value-type="string">
            <text:p>Amazing Storie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0bae53d6-ed26-4d32-bf09-2c014881fe3f_BarrelList.warc.gz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32b49a07-29ca-4102-a91a-7f0d67762152_BarrelList.warc.gz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3ce76d12-a941-4e28-889c-84217a4e38c5_BarrelList.warc.gz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49edf0da-fac7-4283-ba5b-ee4d352e0de4_BarrelList.warc.gz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4c6b5721-c466-4d41-b5f5-ae0d3e6d10f7_BarrelList.warc.gz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43_6a5f2472-6427-44b4-a9bf-c1d1ab9b1a0e.2013-12-01-16-54-34-093917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44_a37d4c94-481d-499d-a781-b62711bd9276.2013-12-01-16-55-12-898977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52_6142eb1d-d2bb-4b7d-b9b0-2528a1c53767.2013-12-01-17-22-08-090795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66_dde2f39a-bc3c-4607-8ac5-855219826831.2013-12-01-17-53-35-415898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7552_46ff43ed-c181-4794-b2df-1c9b063208fc.2014-01-27-13-30-48-927180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add0f58d-0b96-48f6-b937-2f1313bc6685_BarrelList.warc.gz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f6328c33-0737-48c4-b5d7-f2e5e4395766_BarrelList.warc.gz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578cfd94-830e-4715-8b7d-1458cf52fa8d.2013-11-23-03-36-33-232077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5ce3315e-6331-44b2-b6c2-c65cc98f2f13.2013-11-23-15-58-28-585613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aa642b4f-d59b-49b3-a816-918ba6a7d1e9.2013-11-23-18-07-38-960123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baefc545-adef-452c-97eb-4e4eaa36a41a.2013-11-23-18-09-11-912972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c28611db-ff28-478a-be1d-831be8bfeb7e.2013-12-16-09-10-43-150536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c3395bcd-abf6-4117-8f11-806ef5a58ed2.2013-11-23-19-46-30-26242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fdff3758-8c31-49a5-b7aa-ba9c55504d1c.2013-11-23-19-29-25-276988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arrel_a70ebdc5-e4dc-44a4-ae66-9158938a1bae.2013-11-23-02-46-59-21506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arrel_e93151bd-1b9f-445f-9ad4-e94b66a38a65.2013-11-23-03-39-16-449916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ucket_67483522-6b1e-4ab6-8d70-0f8fe82bd705.2013-11-23-02-46-59-21506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ucket_a1d643af-bc95-4211-9643-ddbe8cc108d4.2013-11-23-02-46-59-21506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ncientSeasan7cnxilqeY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NwGTaU-2016oct17</text:p>
          </table:table-cell>
          <table:table-cell table:style-name="ACE-0" office:value-type="string" calcext:value-type="string">
            <text:p>...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ppleLosslessElectricDreamDemo2015Feb26</text:p>
          </table:table-cell>
          <table:table-cell table:style-name="ACE-0" office:value-type="string" calcext:value-type="string">
            <text:p>["mus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chive_20150328</text:p>
          </table:table-cell>
          <table:table-cell table:style-name="ACE-0" office:value-type="string" calcext:value-type="string">
            <text:p>["The Root Children", "Sibylle von Olfer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chive_201804</text:p>
          </table:table-cell>
          <table:table-cell table:style-name="ACE-0" office:value-type="string" calcext:value-type="string">
            <text:p>["video", "weather", "animation", "duc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duinoTutorialSurveyResponses</text:p>
          </table:table-cell>
          <table:table-cell table:style-name="ACE-0" office:value-type="string" calcext:value-type="string">
            <text:p>Arduino tutorial survey response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q-7d1zzpu1f4xzg3g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TripIntoDeepBassMusic</text:p>
          </table:table-cell>
          <table:table-cell table:style-name="ACE-0" office:value-type="string" calcext:value-type="string">
            <text:p>["Broken Symmetry", "deep bas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ttack.of.the.Killer.Refrigerator.1990.VHSRip.DivX-HeYWooD.avi</text:p>
          </table:table-cell>
          <table:table-cell table:style-name="ACE-0" office:value-type="string" calcext:value-type="string">
            <text:p>Attack of the Killer Refridgerator, Attack of the Killer Refrigerator, 1990, VHSRip, DivX, HeYWooD, avi, 1984, ed2k, movies, films, video, short movies,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0b6a9de-a373-41c9-8d80-6bf55cc82672-2016.03.10.21.37.1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2d38cfe-dbaf-455c-9fd9-f24e47ec6d2e-2016.01.02.06.31.46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463a80a-c57b-449e-95e3-26712aab7d82-2015.12.17.23.46.18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64a8af1-c032-44fd-9b06-1e5feff24065-2016.02.15.08.39.41.52177836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722e1ae-b2a5-4023-b7f4-5229704874e8-2016.01.02.06.27.04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76c1c2d-40ae-4c06-973f-b6642c3f1e8a-2016.02.15.09.23.06.209758552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a8489ee-b0c3-4fe8-9b8a-9fc5d0f165a9-2016.01.02.06.06.57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ef70153-1285-4c05-818c-2734e5daf505-2016.01.02.06.15.22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itSnoopLists</text:p>
          </table:table-cell>
          <table:table-cell table:style-name="ACE-0" office:value-type="string" calcext:value-type="string">
            <text:p>["bitsnoop", "bit snoop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ocehicu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ouhethuth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031108b-44cb-48f9-80cf-8ea35ad14566-2016.02.15.20.30.28.429088034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1bc73f6-5d00-4661-a6da-61c93d00a4c0-2016.02.15.10.15.01.536403770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0070036427631195_2d303530300ab312d510f3ca4fffa910274f9dd54c6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0073913046951968_2d303530300ac3213d1d6993454498261d78d2b8878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3143504113220091_2d303530300a0c433864a85949cb81173d965d96d4f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5045001295739551_2d303530300abf4a9f7e68dc47b2ba6cf2160c75867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20143115946861474_2d303530300ab8fd20421b9e4ca994ae8fb603f6f12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23212151829551292_2d303530300a302b6c26d93e4f628391a3b42df72b9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28000923116388923_2d303530300a112ce8d5a09749c3b047ce9f2a6c6d51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303060651610299430_2d303530300a201f13f4224f4c23b094676e4fadd25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45cd2a2-aefa-43b0-8580-33f18b3ffa6c-2015.12.23.18.02.42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8F4990114C6DC96AF18F68F0C670A6E141298A6</text:p>
          </table:table-cell>
          <table:table-cell table:style-name="ACE-0" office:value-type="string" calcext:value-type="string">
            <text:p>["sony", "conspiracy", "i bet it's fak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162729-1552-467a-85d5-d0d77147a0c5-2015.12.21.23.17.00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E8CB6C-A20A-4A8D-8023-45083D0661E4.2CC4A735-E629-4C3A-BE1C-7F6541A7886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E8CB6C-A20A-4A8D-8023-45083D0661E4.3150490B-D42C-4868-BC5A-72C01E70C1A7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E8CB6C-A20A-4A8D-8023-45083D0661E4.4B5D98AA-0AA4-415F-8434-A44889693EC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rolOfTheBellsVsBodyrockersVsTchaikovskyVictoriaSecret2005Remix</text:p>
          </table:table-cell>
          <table:table-cell table:style-name="ACE-0" office:value-type="string" calcext:value-type="string">
            <text:p>Victoria's Secret Fashion Show 2005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CCCCCCCCC_201412</text:p>
          </table:table-cell>
          <table:table-cell table:style-name="ACE-0" office:value-type="string" calcext:value-type="string">
            <text:p>["one-click hosters", "one-click hosting", "mirror", "archive", "archival", "snapshot", "CCCCCCCCCC", "game", "computer game", "computer games", "Salinger", "J. D. Salinger", "What.cd", "Three Stories", "FFFFFFFFFF", "soundtrack", "music", "OST", "indie", "free", "literature", "softwar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hibi_patche_by_jakly-d3fer12</text:p>
          </table:table-cell>
          <table:table-cell table:style-name="ACE-0" office:value-type="string" calcext:value-type="string">
            <text:p>["PNG", "DeviantArt", "Jakly", "Chibi Patche", "Chibi Patche by Jakly", "chibi_patche_by_jakl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lementine-issue-18nov2013-a.mn.</text:p>
          </table:table-cell>
          <table:table-cell table:style-name="ACE-0" office:value-type="string" calcext:value-type="string">
            <text:p>Wreathe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de-urls-2015may03</text:p>
          </table:table-cell>
          <table:table-cell table:style-name="ACE-0" office:value-type="string" calcext:value-type="string">
            <text:p>["Google Code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istarr9</text:p>
          </table:table-cell>
          <table:table-cell table:style-name="ACE-0" office:value-type="string" calcext:value-type="string">
            <text:p>["Colistarr", "Colistarr Initiativ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05.43.36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05.43.36.f.-0500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05.53.12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05.53.12.f.-0500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05.56.44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05.56.44.f.-0500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17.35.21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17.35.21.f.-0500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17.40.20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17.40.20.f.-0500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21.32.31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21.32.31.f.-0500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0e2a011e508b4a2994135a93ff65281f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0e2a011e508b4a2994135a93ff65281f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1d26a107ae524654b69235b36d139cd1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1d26a107ae524654b69235b36d139cd1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43ac510ce1d940a4b4545630f403048c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43ac510ce1d940a4b4545630f403048c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cf4d6e0eca05415a8bc9e36d19341b06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cf4d6e0eca05415a8bc9e36d19341b06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f85109c1e6c44d79a2e69e81722c287e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f85109c1e6c44d79a2e69e81722c287e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0e2a011e508b4a2994135a93ff65281f_1</text:p>
          </table:table-cell>
          <table:table-cell table:style-name="ACE-0" office:value-type="string" calcext:value-type="string">
            <text:p>["Colistarr", "Colistarr Initiative", "sser", "sser_snapshot", "archive", "snapshot", "0e2a011e508b4a2994135a93ff65281f", "0e2a011e508b4a2994135a93ff65281f rev. 1", "Colistarr Initiative</text:p>
          </table:table-cell>
          <table:table-cell table:style-name="ACE-0" office:value-type="string" calcext:value-type="string">
            <text:p>sser_snapshot 0e2a011e508b4a2994135a93ff65281f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1d26a107ae524654b69235b36d139cd1_1</text:p>
          </table:table-cell>
          <table:table-cell table:style-name="ACE-0" office:value-type="string" calcext:value-type="string">
            <text:p>["Colistarr", "Colistarr Initiative", "sser", "sser_snapshot", "archive", "snapshot", "1d26a107ae524654b69235b36d139cd1", "1d26a107ae524654b69235b36d139cd1 rev. 1", "Colistarr Initiative</text:p>
          </table:table-cell>
          <table:table-cell table:style-name="ACE-0" office:value-type="string" calcext:value-type="string">
            <text:p>sser_snapshot 1d26a107ae524654b69235b36d139cd1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cf4d6e0eca05415a8bc9e36d19341b06_1</text:p>
          </table:table-cell>
          <table:table-cell table:style-name="ACE-0" office:value-type="string" calcext:value-type="string">
            <text:p>["Colistarr", "Colistarr Initiative", "sser", "sser_snapshot", "archive", "snapshot", "cf4d6e0eca05415a8bc9e36d19341b06", "cf4d6e0eca05415a8bc9e36d19341b06 rev. 1", "Colistarr Initiative</text:p>
          </table:table-cell>
          <table:table-cell table:style-name="ACE-0" office:value-type="string" calcext:value-type="string">
            <text:p>sser_snapshot cf4d6e0eca05415a8bc9e36d19341b06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f85109c1e6c44d79a2e69e81722c287e_1</text:p>
          </table:table-cell>
          <table:table-cell table:style-name="ACE-0" office:value-type="string" calcext:value-type="string">
            <text:p>["Colistarr", "Colistarr Initiative", "sser", "sser_snapshot", "archive", "snapshot", "f85109c1e6c44d79a2e69e81722c287e", "f85109c1e6c44d79a2e69e81722c287e rev. 1", "Colistarr Initiative</text:p>
          </table:table-cell>
          <table:table-cell table:style-name="ACE-0" office:value-type="string" calcext:value-type="string">
            <text:p>sser_snapshot f85109c1e6c44d79a2e69e81722c287e rev. 1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orCorrectionBlackmagicPocketCinemaCamera1201507300015C0020</text:p>
          </table:table-cell>
          <table:table-cell table:style-name="ACE-0" office:value-type="string" calcext:value-type="string">
            <text:p>["video", "video edit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mpleteLulzSecurityArchive</text:p>
          </table:table-cell>
          <table:table-cell table:style-name="ACE-0" office:value-type="string" calcext:value-type="string">
            <text:p>["Complete Lulz Security Archive", "sony lea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nverted.urls.txt2015jan03</text:p>
          </table:table-cell>
          <table:table-cell table:style-name="ACE-0" office:value-type="string" calcext:value-type="string">
            <text:p>Mojiky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pied-2017oct27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herchcruherceocrhu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3-05-33-21-N-2d303430300a-2af7d99e-bc15-4b05-ac7d-a4271484a9c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2-39-46-N-2d303430300a-c2ab07c1-3311-4b7e-9a7e-d69b40873dd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2-43-03-N-2d303430300a-71b2acae-727d-4f89-b94a-213763bd6967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2-56-48-N-2d303430300a-3e2c339b-bb3e-44df-816e-0741b745099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3-00-42-N-2d303430300a-e07634cd-2c9c-4b2e-bd72-c42865c6756a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6-21-01-33-N-2d303430300a-9ba0c290-66e2-43b2-a488-92ce32c5c54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6-21-06-53-N-2d303430300a-cd78b2f5-65ca-4a2c-a23d-3e921155b179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1-01-01-11-N-2d303430300a-cb95960b-8273-4386-9f2f-34e12120081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1-19-26-05-N-2d303430300a-537c132b-cb6e-4da6-97f9-f34450d904ac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3-03-24-27-N-2d303430300a-a90122ea-881f-4c79-84a6-cf4b30b71fda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3-03-24-32-N-2d303430300a-4cb558ac-59ef-4e85-8d13-b8c281051df9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30-03-46-10-N-2d303430300a-8a13326b-286c-43d8-9e8b-af5f33ad360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07-00-00-03-N-2d303430300a-2b5e3a94-b5ba-4cd7-89c3-8dca65c55bb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07-00-00-20-N-2d303430300a-ac791127-ca5d-423a-945c-edb870012217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07-00-00-49-N-2d303430300a-d197f802-a622-4957-ad0b-9bcc85f8227b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10-00-47-47-N-2d303430300a-e46cf3f9-72b2-4068-91fd-62c3c46e668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10-01-21-13-N-2d303430300a-17c9f83e-f760-475c-ab02-3ab9e39ca21d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10-09-58-23-N-2d303430300a-c95c5578-4c36-4650-9899-fc0392f3994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20-02-27-54-N-2d303430300a-9e1a1df3-8175-4118-a0de-03a8c244509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24-19-45-17-N-2d303430300a-b8a76d04-87ce-4bb0-8718-62f2caabca3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25-01-07-40-N-2d303430300a-d9f86253-a6de-4057-a9af-376e3cd2359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03-23-26-36-N-2d303430300a-964f4bc9-09f8-47ac-91ba-545d8ce177e9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04-00-05-00-N-2d303430300a-7f5b7481-92d3-4131-be22-25ae9f6f24b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04-01-15-08-N-2d303430300a-68be07f7-42c3-4b36-a721-cfa569a60feb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13-03-58-54-N-2d303430300a-71f2bb28-745f-41cd-8570-60f0df961ff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16-22-38-34-N-2d303430300a-4688d95f-3af2-4792-8e2e-c0597e987af1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19-02-52-58-N-2d303430300a-0742d81a-63c4-4bf5-928d-6ab86754fb7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25-02-19-05-N-2d303430300a-d76c0ab3-eb4a-4170-8d67-edf6f4b1a83f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.09102015</text:p>
          </table:table-cell>
          <table:table-cell table:style-name="ACE-0" office:value-type="string" calcext:value-type="string">
            <text:p>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2015nov11a12</text:p>
          </table:table-cell>
          <table:table-cell table:style-name="ACE-0" office:value-type="string" calcext:value-type="string">
            <text:p>["Windows 10", "Windows 10</text:p>
          </table:table-cell>
          <table:table-cell table:style-name="ACE-0" office:value-type="string" calcext:value-type="string">
            <text:p>Fast", "Vonnie Hudson Jr.", "FixedByVonnie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3efbd6e-8393-403a-9650-05934a5eba6b-2016.01.02.06.12.52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6729bc2-32e8-411a-89a7-6f75addb57cf-2016.02.17.05.55.54.31057355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ankFantasia</text:p>
          </table:table-cell>
          <table:table-cell table:style-name="ACE-0" office:value-type="string" calcext:value-type="string">
            <text:p>["mashup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ashboard-2015apr25</text:p>
          </table:table-cell>
          <table:table-cell table:style-name="ACE-0" office:value-type="string" calcext:value-type="string">
            <text:p>["ArchiveBot", "ArchiveTeam", "ArchiveBot dashboard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bexe2v21</text:p>
          </table:table-cell>
          <table:table-cell table:style-name="ACE-0" office:value-type="string" calcext:value-type="string">
            <text:p>dbe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bf7dfd8-bfee-40f4-8eda-c8a29bfd7722-2016.01.02.06.10.34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d42c23f-6283-4a31-8578-6214bd775a7b-2016.02.15.23.56.35.033239724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dtank2-n2-saved-2015feb19a20</text:p>
          </table:table-cell>
          <table:table-cell table:style-name="ACE-0" office:value-type="string" calcext:value-type="string">
            <text:p>["DDTank2", "games", "gam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B3F33CEA4386D5E030A57ACD71ADB26542024</text:p>
          </table:table-cell>
          <table:table-cell table:style-name="ACE-0" office:value-type="string" calcext:value-type="string">
            <text:p>["ArchiveTeam", "Geocitie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isk1s2-as-of-2014.nov.06</text:p>
          </table:table-cell>
          <table:table-cell table:style-name="ACE-0" office:value-type="string" calcext:value-type="string">
            <text:p>["W7", "pre-r2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pkg_-l___grep_python.2015dec16.out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reaming_in_a_frozen_moment</text:p>
          </table:table-cell>
          <table:table-cell table:style-name="ACE-0" office:value-type="string" calcext:value-type="string">
            <text:p>["time lapse", "short film", "blea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SCN0056_201801</text:p>
          </table:table-cell>
          <table:table-cell table:style-name="ACE-0" office:value-type="string" calcext:value-type="string">
            <text:p>["Wreathe", "Futuramerlin", "Futuramerlin.com", "Ember", "background", "wallpaper", "Hog Island", "Main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SCN3602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1c75f6b-393f-4089-b9b5-73e22e842bd3-2016.01.02.06.27.54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4d4b972-1394-4153-99dc-1d4f8bdb0099-2016.01.02.06.24.06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505cb3a-3cbd-4620-b429-b05a17333946-2016.01.17.23.39.4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517fd84-3fd8-4e1d-84f2-5f5d8501b0c4-2016.01.23.22.48.4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537949d-d984-4f80-9d0d-6e4bfa2eac0e-2016.01.02.06.06.33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774cb0f-2568-4422-91de-9d9fb34cf1e5-2016.01.17.23.43.42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7db1908-5185-45e0-8861-82c1c50c85dc-2016.02.15.10.19.23.34514862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9d39305-30db-4880-9721-20c04c2c58c1-2016.01.02.06.12.27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af4f2be-6e2e-4755-87cb-0e7ca0ae45bf-2016.01.13.13.13.38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dd47cb0-9ee7-410a-ae8e-5c6a337b167a-2016.01.22.10.56.41.317844488-2b303130300a</text:p>
          </table:table-cell>
          <table:table-cell table:style-name="ACE-0" office:value-type="string" calcext:value-type="string">
            <text:p>["Uploaded using iu v3", "915F42DC-B738-11E5-9646-7AFF5F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e47a840-3db0-47ae-a3a0-649eac5bc33f-2016.01.11.21.44.11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e6c630d-bf94-4c3c-85d1-354492a45858-2016.01.02.06.16.11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FNetgooglecodeblue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ggcorns.lascribe.net.wpull.log.gscrash-uploaded-2015dec0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ectricSouldanceuntiltheendDJKBm2k1lB7YUBFLFc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ot2017nov08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ot2018mar29</text:p>
          </table:table-cell>
          <table:table-cell table:style-name="ACE-0" office:value-type="string" calcext:value-type="string">
            <text:p>["mus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berCulturalHeritageLibrary2016Aug06</text:p>
          </table:table-cell>
          <table:table-cell table:style-name="ACE-0" office:value-type="string" calcext:value-type="string">
            <text:p>["Ember", "Ember Cultural Heritage Librar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berLibraryCoreSDA</text:p>
          </table:table-cell>
          <table:table-cell table:style-name="ACE-0" office:value-type="string" calcext:value-type="string">
            <text:p>["Ember Library", "Ember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berLibraryCoreSDB</text:p>
          </table:table-cell>
          <table:table-cell table:style-name="ACE-0" office:value-type="string" calcext:value-type="string">
            <text:p>["Ember", "Ember Librar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L_Projects.cpgz</text:p>
          </table:table-cell>
          <table:table-cell table:style-name="ACE-0" office:value-type="string" calcext:value-type="string">
            <text:p>EML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Lpartial2015jan26a27</text:p>
          </table:table-cell>
          <table:table-cell table:style-name="ACE-0" office:value-type="string" calcext:value-type="string">
            <text:p>EML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LPartialCompressed2015feb02.zip</text:p>
          </table:table-cell>
          <table:table-cell table:style-name="ACE-0" office:value-type="string" calcext:value-type="string">
            <text:p>EML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PubManualGentooLinuxAMD64InstallationCompiledGentooCompiledByFuturamerlin</text:p>
          </table:table-cell>
          <table:table-cell table:style-name="ACE-0" office:value-type="string" calcext:value-type="string">
            <text:p>["Gentoo", "Gentoo Linux", "free softwar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2bd77ef-6228-4747-9f73-d9d95544c4ec2015.12.17.23.42.35.N.-0500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4b5872c-f55e-4525-8843-a1930645ecff-2016.02.29.23.58.49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5135b68-530a-4c4d-9d75-f7b6fed6268a-2016.02.15.10.25.21.770266917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68e83a7-b757-4a9a-a2a5-22b61848171a-2016.01.22.22.48.34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av-fmdr_s3</text:p>
          </table:table-cell>
          <table:table-cell table:style-name="ACE-0" office:value-type="string" calcext:value-type="string">
            <text:p>favorite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d8b2226-e568-44fa-b559-7331629777b2-2016.04.29.06.15.32.615431356-2b3032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dc74915-f596-44e6-8e03-1bac6b9abf79-2016.02.18.23.18.24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iles_20141217</text:p>
          </table:table-cell>
          <table:table-cell table:style-name="ACE-0" office:value-type="string" calcext:value-type="string">
            <text:p>["files", "lea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ishy-books-2015jan24</text:p>
          </table:table-cell>
          <table:table-cell table:style-name="ACE-0" office:value-type="string" calcext:value-type="string">
            <text:p>["ArchiveTeam", "affiliate marketing ebooks", "Ewen Chia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lashback-thread-urls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mma-created-2015mar23a2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urthdimensionalrecovery.wordpress.com-inf-20141130-222651-940dp-00000.warc.os.cdx</text:p>
          </table:table-cell>
          <table:table-cell table:style-name="ACE-0" office:value-type="string" calcext:value-type="string">
            <text:p>IA ID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eorgeBergerFlashFiction2016Dec18</text:p>
          </table:table-cell>
          <table:table-cell table:style-name="ACE-0" office:value-type="string" calcext:value-type="string">
            <text:p>["George Berger", "flash fictio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othAndrewDeLeonAmazesTheJudgesWithHisVoice-u7dPlCzUG44</text:p>
          </table:table-cell>
          <table:table-cell table:style-name="ACE-0" office:value-type="string" calcext:value-type="string">
            <text:p>["june", "2012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rooveMotionKZqMNmEM9dI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23_201709</text:p>
          </table:table-cell>
          <table:table-cell table:style-name="ACE-0" office:value-type="string" calcext:value-type="string">
            <text:p>["stones", "background", "vide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35</text:p>
          </table:table-cell>
          <table:table-cell table:style-name="ACE-0" office:value-type="string" calcext:value-type="string">
            <text:p>Hutut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50</text:p>
          </table:table-cell>
          <table:table-cell table:style-name="ACE-0" office:value-type="string" calcext:value-type="string">
            <text:p>Hdd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6_201710</text:p>
          </table:table-cell>
          <table:table-cell table:style-name="ACE-0" office:value-type="string" calcext:value-type="string">
            <text:p>["Story", "fil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6_20171027</text:p>
          </table:table-cell>
          <table:table-cell table:style-name="ACE-0" office:value-type="string" calcext:value-type="string">
            <text:p>["Video", "storytell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8_201710</text:p>
          </table:table-cell>
          <table:table-cell table:style-name="ACE-0" office:value-type="string" calcext:value-type="string">
            <text:p>Audio syn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76_201710</text:p>
          </table:table-cell>
          <table:table-cell table:style-name="ACE-0" office:value-type="string" calcext:value-type="string">
            <text:p>Autocorrect lol!just mashed key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2158_201804</text:p>
          </table:table-cell>
          <table:table-cell table:style-name="ACE-0" office:value-type="string" calcext:value-type="string">
            <text:p>["Selfie", "new media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ndustrySapphireIndustryFuturamerlinID10457</text:p>
          </table:table-cell>
          <table:table-cell table:style-name="ACE-0" office:value-type="string" calcext:value-type="string">
            <text:p>["music", "noise", "musique concr\u00e8te", "electronic", "electronic music", "experimental", "industrial", "soundscape", "harsh noise", "Futuramerlin", "(elliot dreaming)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nput-compressed-2015mar28a29</text:p>
          </table:table-cell>
          <table:table-cell table:style-name="ACE-0" office:value-type="string" calcext:value-type="string">
            <text:p>["Traditional", "Diane Wolkstein and Samuel Noah Kramer", "Traditional and Diane Wolkstein and Samuel Noah Kramer", "Traditional", "Diane Wolkstein", "Samuel Noah Kramer", "Kramer", "Wolkstein", "Inanna", "Inanna</text:p>
          </table:table-cell>
          <table:table-cell table:style-name="ACE-0" office:value-type="string" calcext:value-type="string">
            <text:p>Queen of Heaven and Earth</text:p>
          </table:table-cell>
          <table:table-cell table:style-name="ACE-0" office:value-type="string" calcext:value-type="string">
            <text:p>Her Stories and Hymns from Sumer", "book"]}</text:p>
          </table:table-cell>
          <table:table-cell table:style-name="ACE-0" table:number-columns-repeated="251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akeGebhartAudioBip</text:p>
          </table:table-cell>
          <table:table-cell table:style-name="ACE-0" office:value-type="string" calcext:value-type="string">
            <text:p>["trumpet", "music", "interview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ohnMcDoleYtchannel</text:p>
          </table:table-cell>
          <table:table-cell table:style-name="ACE-0" office:value-type="string" calcext:value-type="string">
            <text:p>["John McDole", "Youtube", "Youtube Snapshots", "youtube-d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Dropbox2015apr26</text:p>
          </table:table-cell>
          <table:table-cell table:style-name="ACE-0" office:value-type="string" calcext:value-type="string">
            <text:p>["DJ Kepik", "Kepik", "Dropbox", "archive", "music", "EDM", "electronic dance 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SoundCloud2015apr26</text:p>
          </table:table-cell>
          <table:table-cell table:style-name="ACE-0" office:value-type="string" calcext:value-type="string">
            <text:p>["DJ Kepik", "Kepik", "SoundCloud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ickass.socharlie.hebdo.1178.pdf</text:p>
          </table:table-cell>
          <table:table-cell table:style-name="ACE-0" office:value-type="string" calcext:value-type="string">
            <text:p>["Charlie Hebdo", "Charlie Hebdo 1178", "torren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number-columns-repeated="2" table:style-name="ACE-0" office:value-type="string" calcext:value-type="string">
            <text:p>kneedeep-urls-2015mar10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tsTryToPlayPerfectWorldInternational</text:p>
          </table:table-cell>
          <table:table-cell table:style-name="ACE-0" office:value-type="string" calcext:value-type="string">
            <text:p>["Perfect World International", "PWI", "Let's Play", "gaming", "computer gaming", "MM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ienu-virginia-compressed-2015apr17</text:p>
          </table:table-cell>
          <table:table-cell table:style-name="ACE-0" office:value-type="string" calcext:value-type="string">
            <text:p>Lienu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2016mar21a2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shupPourDrunkNeeding</text:p>
          </table:table-cell>
          <table:table-cell table:style-name="ACE-0" office:value-type="string" calcext:value-type="string">
            <text:p>["mashup", "trap", "dubstep", "trapstep", "daycore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shupPourDrunkNeedingAudio</text:p>
          </table:table-cell>
          <table:table-cell table:style-name="ACE-0" office:value-type="string" calcext:value-type="string">
            <text:p>["mashup", "trap", "dubstep", "trapstep", "daycore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cScuse_me__Beats</text:p>
          </table:table-cell>
          <table:table-cell table:style-name="ACE-0" office:value-type="string" calcext:value-type="string">
            <text:p>["Elliot Chandler", "Futuramerlin", "music", "trap", "electronic", "electronic dance mus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dp.39015008193115-1454548463</text:p>
          </table:table-cell>
          <table:table-cell table:style-name="ACE-0" office:value-type="string" calcext:value-type="string">
            <text:p>["Max Factor Co.", "makeup", "Max Factor's hints on the art of make-up. Booklet no. 1 [-9] ... Corporate Author</text:p>
          </table:table-cell>
          <table:table-cell table:style-name="ACE-0" office:value-type="string" calcext:value-type="string">
            <text:p>Max Factor Co. Language(s)</text:p>
          </table:table-cell>
          <table:table-cell table:style-name="ACE-0" office:value-type="string" calcext:value-type="string">
            <text:p>English Published</text:p>
          </table:table-cell>
          <table:table-cell table:style-name="ACE-0" office:value-type="string" calcext:value-type="string">
            <text:p>Hollywood", "Cal.", "Max Factor's make-up studios [c1932-37] Subjects</text:p>
          </table:table-cell>
          <table:table-cell table:style-name="ACE-0" office:value-type="string" calcext:value-type="string">
            <text:p>Theatrical makeup. Note</text:p>
          </table:table-cell>
          <table:table-cell table:style-name="ACE-0" office:value-type="string" calcext:value-type="string">
            <text:p>Edition of booklets varies. Physical Description</text:p>
          </table:table-cell>
          <table:table-cell table:style-name="ACE-0" office:value-type="string" calcext:value-type="string">
            <text:p>9 no. in 1 v. illus. 22 x 10cm."]}</text:p>
          </table:table-cell>
          <table:table-cell table:style-name="ACE-0" table:number-columns-repeated="247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dp.39015031016614-1454547780</text:p>
          </table:table-cell>
          <table:table-cell table:style-name="ACE-0" office:value-type="string" calcext:value-type="string">
            <text:p>["Max Factor Co.", "makeup", "Max Factor's hints on the art of make-up. Booklet no. 1 [-9] ... Corporate Author</text:p>
          </table:table-cell>
          <table:table-cell table:style-name="ACE-0" office:value-type="string" calcext:value-type="string">
            <text:p>Max Factor Co. Language(s)</text:p>
          </table:table-cell>
          <table:table-cell table:style-name="ACE-0" office:value-type="string" calcext:value-type="string">
            <text:p>English Published</text:p>
          </table:table-cell>
          <table:table-cell table:style-name="ACE-0" office:value-type="string" calcext:value-type="string">
            <text:p>Hollywood", "Cal.", "Max Factor's make-up studios [c1932-37] Subjects</text:p>
          </table:table-cell>
          <table:table-cell table:style-name="ACE-0" office:value-type="string" calcext:value-type="string">
            <text:p>Theatrical makeup. Note</text:p>
          </table:table-cell>
          <table:table-cell table:style-name="ACE-0" office:value-type="string" calcext:value-type="string">
            <text:p>Edition of booklets varies. Physical Description</text:p>
          </table:table-cell>
          <table:table-cell table:style-name="ACE-0" office:value-type="string" calcext:value-type="string">
            <text:p>9 no. in 1 v. illus. 22 x 10cm."]}</text:p>
          </table:table-cell>
          <table:table-cell table:style-name="ACE-0" table:number-columns-repeated="247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dsc-web-2015july19a20-00000.warc</text:p>
          </table:table-cell>
          <table:table-cell table:style-name="ACE-0" office:value-type="string" calcext:value-type="string">
            <text:p>["mdsc-web-2015july19a20", "MDSC", "Web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gawarc-fix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gawarc.2013-11-24-19-13-57-018794-_E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gawarced2015dec0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tadataarchiveteamorg20150330WikidumpCompressed2015mar30sameDay</text:p>
          </table:table-cell>
          <table:table-cell table:style-name="ACE-0" office:value-type="string" calcext:value-type="string">
            <text:p>["spam", "metadata.archiveteam.org", "wiki", "WikiTeam", "ArchiveTeam", "wiki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ka-urls-2015jan03a04</text:p>
          </table:table-cell>
          <table:table-cell table:style-name="ACE-0" office:value-type="string" calcext:value-type="string">
            <text:p>["Mika City", "URL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lestones_201502</text:p>
          </table:table-cell>
          <table:table-cell table:style-name="ACE-0" office:value-type="string" calcext:value-type="string">
            <text:p>["Sayyid Qu\u1e6db", "Milestones", "Isl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lynton.rar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jikyourls-2015jan02</text:p>
          </table:table-cell>
          <table:table-cell table:style-name="ACE-0" office:value-type="string" calcext:value-type="string">
            <text:p>Mojiky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vieOn2017.09.27At16.46.53.75200.0400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rif-fixed-2015dec13n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usicVideo_201803</text:p>
          </table:table-cell>
          <table:table-cell table:style-name="ACE-0" office:value-type="string" calcext:value-type="string">
            <text:p>["Premiere", "video edit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ythicrealisminfantasy.2015dec1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ywotcom_w-20150418-wikidump.7z</text:p>
          </table:table-cell>
          <table:table-cell table:style-name="ACE-0" office:value-type="string" calcext:value-type="string">
            <text:p>["mywotcom_w-20150418-wikidump.7z", "Wiki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etzscheOnTruthAndLying</text:p>
          </table:table-cell>
          <table:table-cell table:style-name="ACE-0" office:value-type="string" calcext:value-type="string">
            <text:p>["Nietzsche On Truth And Lying", "Nietzsch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md102Paper2017may11</text:p>
          </table:table-cell>
          <table:table-cell table:style-name="ACE-0" office:value-type="string" calcext:value-type="string">
            <text:p>Ad-hoc Computer Network Negotiatio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ffice2k</text:p>
          </table:table-cell>
          <table:table-cell table:style-name="ACE-0" office:value-type="string" calcext:value-type="string">
            <text:p>["office2k", "reddi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cked2015.01.15.23.20.26.f.0500C4673f164d244e95b833d270c788e6f0</text:p>
          </table:table-cell>
          <table:table-cell table:style-name="ACE-0" office:value-type="string" calcext:value-type="string">
            <text:p>Colistarr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nel2WebComica02..afi2016dec12a13</text:p>
          </table:table-cell>
          <table:table-cell table:style-name="ACE-0" office:value-type="string" calcext:value-type="string">
            <text:p>["After effects", "didn't quite work right", "creative comon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rtyTine</text:p>
          </table:table-cell>
          <table:table-cell table:style-name="ACE-0" office:value-type="string" calcext:value-type="string">
            <text:p>soun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rtyTineLorenElliott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iano-mystery-heard-in-penobscot-lounge-and-notated-15Sept2014-bounced-15Sept201</text:p>
          </table:table-cell>
          <table:table-cell table:style-name="ACE-0" office:value-type="string" calcext:value-type="string">
            <text:p>["Debussy", "Claude Debussy", "Doctor Gradus ad Parnassum", "music", "piano", "post-Romant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okemon-scan-1-2015apr28</text:p>
          </table:table-cell>
          <table:table-cell table:style-name="ACE-0" office:value-type="string" calcext:value-type="string">
            <text:p>Pok\u00e9mo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ong-finished-2016sept30</text:p>
          </table:table-cell>
          <table:table-cell table:style-name="ACE-0" office:value-type="string" calcext:value-type="string">
            <text:p>Pong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esentation-nmd430-2018feb12</text:p>
          </table:table-cell>
          <table:table-cell table:style-name="ACE-0" office:value-type="string" calcext:value-type="string">
            <text:p>["self-refining software", "artificial intelligence", "genetic programming", "recurrent neural networks", "constrained conditional models", "artificial intelligence in art", "artificial creativit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esentationShorterTake2</text:p>
          </table:table-cell>
          <table:table-cell table:style-name="ACE-0" office:value-type="string" calcext:value-type="string">
            <text:p>Emerging Technology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intfection-urls-v2-2015july27a28</text:p>
          </table:table-cell>
          <table:table-cell table:style-name="ACE-0" office:value-type="string" calcext:value-type="string">
            <text:p>["Printfection", "ArchiveTeam", "Archive", "Archive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intfectionUrls</text:p>
          </table:table-cell>
          <table:table-cell table:style-name="ACE-0" office:value-type="string" calcext:value-type="string">
            <text:p>["Printfection", "ArchiveTeam", "Archiva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otestantEthicAndTheSpiritOfCapitalismExcerpts</text:p>
          </table:table-cell>
          <table:table-cell table:style-name="ACE-0" office:value-type="string" calcext:value-type="string">
            <text:p>["Durkheim", "Weber", "Zimbard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ython3.4-as-of-2015dec1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elease_201603</text:p>
          </table:table-cell>
          <table:table-cell table:style-name="ACE-0" office:value-type="string" calcext:value-type="string">
            <text:p>["trap", "EDM", "electronic", "electronic dance music", "Futuramerlin", "music", "Elliot Chandler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ich.xml.7z</text:p>
          </table:table-cell>
          <table:table-cell table:style-name="ACE-0" office:value-type="string" calcext:value-type="string">
            <text:p>TPB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-begun2015dec15a16.pax.lrz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-extra-2015dec16.pax.lrz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ul2016may04a05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ul2016may04a05n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ul2016may4a5n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tmg2015feb05</text:p>
          </table:table-cell>
          <table:table-cell table:style-name="ACE-0" office:value-type="string" calcext:value-type="string">
            <text:p>["Realm of the Mad God", "snake pit", "necromancer", "Realm of the Mad God (video game)", "games", "gam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3ef113bc-5346-4393-ac39-93402727ade2</text:p>
          </table:table-cell>
          <table:table-cell table:style-name="ACE-0" office:value-type="string" calcext:value-type="string">
            <text:p>s3ef113bc-5346-4393-ac39-93402727ade2, Ember Library, The Ember Library: Core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0104At23.49.15.27600.0500</text:p>
          </table:table-cell>
          <table:table-cell table:style-name="ACE-0" office:value-type="string" calcext:value-type="string">
            <text:p>["EDF", "Ember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0912At04.12.30.83700.0400</text:p>
          </table:table-cell>
          <table:table-cell table:style-name="ACE-0" office:value-type="string" calcext:value-type="string">
            <text:p>["Sara the Racer", "SuperTuxKar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009At23.22.03.45700.0400</text:p>
          </table:table-cell>
          <table:table-cell table:style-name="ACE-0" office:value-type="string" calcext:value-type="string">
            <text:p>["Firefox", "awesome", "customizatio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130At01.16.55.29300.0500</text:p>
          </table:table-cell>
          <table:table-cell table:style-name="ACE-0" office:value-type="string" calcext:value-type="string">
            <text:p>["grab-site", "Firefox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201At23.27.23.52000.0500</text:p>
          </table:table-cell>
          <table:table-cell table:style-name="ACE-0" office:value-type="string" calcext:value-type="string">
            <text:p>["hmm", "LII", "adver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208At01.18.33.23500.0500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7.0620.48.34</text:p>
          </table:table-cell>
          <table:table-cell table:style-name="ACE-0" office:value-type="string" calcext:value-type="string">
            <text:p>["Firefox", "Googl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7.0814.12.31</text:p>
          </table:table-cell>
          <table:table-cell table:style-name="ACE-0" office:value-type="string" calcext:value-type="string">
            <text:p>lol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1.49.071</text:p>
          </table:table-cell>
          <table:table-cell table:style-name="ACE-0" office:value-type="string" calcext:value-type="string">
            <text:p>Compiz-Reloade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1.54.281</text:p>
          </table:table-cell>
          <table:table-cell table:style-name="ACE-0" office:value-type="string" calcext:value-type="string">
            <text:p>Unicor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2.00.53</text:p>
          </table:table-cell>
          <table:table-cell table:style-name="ACE-0" office:value-type="string" calcext:value-type="string">
            <text:p>Corn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0.3014.19.18</text:p>
          </table:table-cell>
          <table:table-cell table:style-name="ACE-0" office:value-type="string" calcext:value-type="string">
            <text:p>VL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0.3014.53.38Edit2016oct30Exported2016oct30</text:p>
          </table:table-cell>
          <table:table-cell table:style-name="ACE-0" office:value-type="string" calcext:value-type="string">
            <text:p>...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1812.15.07</text:p>
          </table:table-cell>
          <table:table-cell table:style-name="ACE-0" office:value-type="string" calcext:value-type="string">
            <text:p>["firefox", "lo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2419.14.55</text:p>
          </table:table-cell>
          <table:table-cell table:style-name="ACE-0" office:value-type="string" calcext:value-type="string">
            <text:p>["kerning", "fai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2422.33.50</text:p>
          </table:table-cell>
          <table:table-cell table:style-name="ACE-0" office:value-type="string" calcext:value-type="string">
            <text:p>["whats uppppp with this", "lel", "type", "myssing letters", "missing leters", "missing letters", "refl", "/facepalm", "woah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2.0415.34.04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0524At02.10.25.09000.0400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mar1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mar12n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1.3118.58.05</text:p>
          </table:table-cell>
          <table:table-cell table:style-name="ACE-0" office:value-type="string" calcext:value-type="string">
            <text:p>zoo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3.3013.54.39</text:p>
          </table:table-cell>
          <table:table-cell table:style-name="ACE-0" office:value-type="string" calcext:value-type="string">
            <text:p>Realm of the Mad Go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4.0902.00.01</text:p>
          </table:table-cell>
          <table:table-cell table:style-name="ACE-0" office:value-type="string" calcext:value-type="string">
            <text:p>...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4.1122.26.27</text:p>
          </table:table-cell>
          <table:table-cell table:style-name="ACE-0" office:value-type="string" calcext:value-type="string">
            <text:p>Emerald Theme Manager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0814.35.18</text:p>
          </table:table-cell>
          <table:table-cell table:style-name="ACE-0" office:value-type="string" calcext:value-type="string">
            <text:p>Wreathe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121.11.24</text:p>
          </table:table-cell>
          <table:table-cell table:style-name="ACE-0" office:value-type="string" calcext:value-type="string">
            <text:p>["Dolphin", "KD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316.15.59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523.24.00</text:p>
          </table:table-cell>
          <table:table-cell table:style-name="ACE-0" office:value-type="string" calcext:value-type="string">
            <text:p>Rotmg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2600.00.29</text:p>
          </table:table-cell>
          <table:table-cell table:style-name="ACE-0" office:value-type="string" calcext:value-type="string">
            <text:p>GNU/Linu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3014.57.47</text:p>
          </table:table-cell>
          <table:table-cell table:style-name="ACE-0" office:value-type="string" calcext:value-type="string">
            <text:p>GTK+ 2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6.1420.25.26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6.2816.47.48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10.1817.08.04</text:p>
          </table:table-cell>
          <table:table-cell table:style-name="ACE-0" office:value-type="string" calcext:value-type="string">
            <text:p>Story video screenshot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ketch_feb27a</text:p>
          </table:table-cell>
          <table:table-cell table:style-name="ACE-0" office:value-type="string" calcext:value-type="string">
            <text:p>Arduino lights demo!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ll-urls-2015jan28</text:p>
          </table:table-cell>
          <table:table-cell table:style-name="ACE-0" office:value-type="string" calcext:value-type="string">
            <text:p>starlight line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meoneSpecial</text:p>
          </table:table-cell>
          <table:table-cell table:style-name="ACE-0" office:value-type="string" calcext:value-type="string">
            <text:p>["mashup", "music", "dubstep", "nightcore", "nightstep", "Indian", "J-Pop", "Japanese", "techn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meoneSpecialAudio</text:p>
          </table:table-cell>
          <table:table-cell table:style-name="ACE-0" office:value-type="string" calcext:value-type="string">
            <text:p>["mashup", "music", "dubstep", "nightcore", "nightstep", "Indian", "J-Pop", "Japanese", "techn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urce_201612</text:p>
          </table:table-cell>
          <table:table-cell table:style-name="ACE-0" office:value-type="string" calcext:value-type="string">
            <text:p>animatio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s2016may08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scott.log.wpull.gscrash-uploaded2015dec3a4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un-rays-511029</text:p>
          </table:table-cell>
          <table:table-cell table:style-name="ACE-0" office:value-type="string" calcext:value-type="string">
            <text:p>["nature", "wallpaper", "photograph", "MarcoRoosink", "pixabay", "public domain", "sun-rays-511029", "rays", "sun ray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unsetOverTheCityFuturamerlinDubstepRemix</text:p>
          </table:table-cell>
          <table:table-cell table:style-name="ACE-0" office:value-type="string" calcext:value-type="string">
            <text:p>["Gaspar Prouv\u00e9", "Futuramerlin", "Dubstep", "music", "electronic", "electronic 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w-begun-2015jan16a17-00010.warc</text:p>
          </table:table-cell>
          <table:table-cell table:style-name="ACE-0" office:value-type="string" calcext:value-type="string">
            <text:p>["WARC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cu12_pc_0405</text:p>
          </table:table-cell>
          <table:table-cell table:style-name="ACE-0" office:value-type="string" calcext:value-type="string">
            <text:p>["podcasts", "Pearson", "(Briggs et al.) Calculus for Scientists and Engineers- Early Transcendental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nheusho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ripleWhammySnakePitRotMGpartialnoaudioT6wbBAPXq1A</text:p>
          </table:table-cell>
          <table:table-cell table:style-name="ACE-0" office:value-type="string" calcext:value-type="string">
            <text:p>UCmQoWppGbMnKuEpgsaYFN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setpg2015dec17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icode-urls-2015july28</text:p>
          </table:table-cell>
          <table:table-cell table:style-name="ACE-0" office:value-type="string" calcext:value-type="string">
            <text:p>["Unicode", "Unicode.org", "ArchiveTeam", "archiva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titled_20171004_2225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titledProjoe9ugectFolder</text:p>
          </table:table-cell>
          <table:table-cell table:style-name="ACE-0" office:value-type="string" calcext:value-type="string">
            <text:p>after effects project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writtenTechnoRemix</text:p>
          </table:table-cell>
          <table:table-cell table:style-name="ACE-0" office:value-type="string" calcext:value-type="string">
            <text:p>["techno", "EDM", "electronic dance music", "electronic music", "pop", "pop music", "Natasha Bedingfield", "music", "techno", "remix", "techno remix", "Unwritte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writtenTechnoRemixAudio</text:p>
          </table:table-cell>
          <table:table-cell table:style-name="ACE-0" office:value-type="string" calcext:value-type="string">
            <text:p>["techno", "EDM", "electronic dance music", "electronic music", "pop", "pop music", "Natasha Bedingfield", "music", "techno", "remix", "techno remix", "Unwritte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apr26</text:p>
          </table:table-cell>
          <table:table-cell table:style-name="ACE-0" office:value-type="string" calcext:value-type="string">
            <text:p>Kepik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dec09try6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3-n2</text:p>
          </table:table-cell>
          <table:table-cell table:style-name="ACE-0" office:value-type="string" calcext:value-type="string">
            <text:p>["URLs", "from various source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3-n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3n4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4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7</text:p>
          </table:table-cell>
          <table:table-cell table:style-name="ACE-0" office:value-type="string" calcext:value-type="string">
            <text:p>["URLs", "Imageshack", "Mojiky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mar02</text:p>
          </table:table-cell>
          <table:table-cell table:style-name="ACE-0" office:value-type="string" calcext:value-type="string">
            <text:p>["hope this works", "URL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mar02n2</text:p>
          </table:table-cell>
          <table:table-cell table:style-name="ACE-0" office:value-type="string" calcext:value-type="string">
            <text:p>["URLs", "pearson", "podcas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mar03n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compiled-2015mar0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guesses-2015jan29</text:p>
          </table:table-cell>
          <table:table-cell table:style-name="ACE-0" office:value-type="string" calcext:value-type="string">
            <text:p>bigcloset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2015dec02n2</text:p>
          </table:table-cell>
          <table:table-cell table:style-name="ACE-0" office:value-type="string" calcext:value-type="string">
            <text:p>["URLs", "ArchiveBot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2015jan04V22015jan04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Mdsc2015july19a20</text:p>
          </table:table-cell>
          <table:table-cell table:style-name="ACE-0" office:value-type="string" calcext:value-type="string">
            <text:p>["MDSC", "URLs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virtualbox_201501</text:p>
          </table:table-cell>
          <table:table-cell table:style-name="ACE-0" office:value-type="string" calcext:value-type="string">
            <text:p>["Ubuntu", "Vagran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2017apr10</text:p>
          </table:table-cell>
          <table:table-cell table:style-name="ACE-0" office:value-type="string" calcext:value-type="string">
            <text:p>["New Media", "Arduino", "Process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2017Apr17</text:p>
          </table:table-cell>
          <table:table-cell table:style-name="ACE-0" office:value-type="string" calcext:value-type="string">
            <text:p>["NMD102 Lab 2017 Apr 17", "Arduin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92017apr03</text:p>
          </table:table-cell>
          <table:table-cell table:style-name="ACE-0" office:value-type="string" calcext:value-type="string">
            <text:p>Arduin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s20150113</text:p>
          </table:table-cell>
          <table:table-cell table:style-name="ACE-0" office:value-type="string" calcext:value-type="string">
            <text:p>wal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rc-pack-uploaded-2015mar28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rcs2016mar2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rcs2016mar22n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ebSiteSnapshotHoundawgs.org</text:p>
          </table:table-cell>
          <table:table-cell table:style-name="ACE-0" office:value-type="string" calcext:value-type="string">
            <text:p>web site snapshot houndawgs.org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ikiteam-master-tarred2015feb04</text:p>
          </table:table-cell>
          <table:table-cell table:style-name="ACE-0" office:value-type="string" calcext:value-type="string">
            <text:p>["WikiTeam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</text:p>
          </table:table-cell>
          <table:table-cell table:style-name="ACE-0" office:value-type="string" calcext:value-type="string">
            <text:p>Annoying song \u041f\u0440\u0435\u0437\u0438\u0434\u0435\u043d\u0442 &amp; \u0410\u043c\u0430\u0437\u043e\u043d\u043a\u0430 \u0416\u0443 \u0416\u0443 \u041b\u0443\u0447\u0448\u0438\u0435 \u0414\u0440\u0443\u0437\u044c\u044f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5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6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7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8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Epic</text:p>
          </table:table-cell>
          <table:table-cell table:style-name="ACE-0" office:value-type="string" calcext:value-type="string">
            <text:p>["Epic", "dubstep", "hip hop", "electron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I13</text:p>
          </table:table-cell>
          <table:table-cell table:style-name="ACE-0" office:value-type="string" calcext:value-type="string">
            <text:p>i13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Kyan</text:p>
          </table:table-cell>
          <table:table-cell table:style-name="ACE-0" office:value-type="string" calcext:value-type="string">
            <text:p>sound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Wtra</text:p>
          </table:table-cell>
          <table:table-cell table:style-name="ACE-0" office:value-type="string" calcext:value-type="string">
            <text:p>["Worldtracker", "open director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Xaa</text:p>
          </table:table-cell>
          <table:table-cell table:style-name="ACE-0" office:value-type="string" calcext:value-type="string">
            <text:p>["Mojikyo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Xab</text:p>
          </table:table-cell>
          <table:table-cell table:style-name="ACE-0" office:value-type="string" calcext:value-type="string">
            <text:p>["Mojikyo", "ArchiveTe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xchat-saved-2015mar26</text:p>
          </table:table-cell>
          <table:table-cell table:style-name="ACE-0" table:number-columns-repeated="254"/>
        </table:table-row>
        <table:table-row table:style-name="ro1" table:visibility="filter" table:number-rows-repeated="32606">
          <table:table-cell table:style-name="ACE-0" table:number-columns-repeated="256"/>
        </table:table-row>
        <table:table-row table:style-name="ro1" table:visibility="filter" table:number-rows-repeated="988794">
          <table:table-cell table:number-columns-repeated="256"/>
        </table:table-row>
        <table:table-row table:style-name="ro1" table:visibility="filter">
          <table:table-cell table:number-columns-repeated="256"/>
        </table:table-row>
        <table:named-expressions>
          <table:named-expression table:name="Print_Area" table:base-cell-address="$'fmdrs3-uploads-filtered-2018apr09n3.csv'.$A$1" table:expression="#REF!"/>
          <table:named-expression table:name="Sheet_Title" table:base-cell-address="$'fmdrs3-uploads-filtered-2018apr09n3.csv'.$A$1" table:expression="&quot;fmdrs3-uploads-filtered-2018apr09n3.csv&quot;"/>
        </table:named-expressions>
      </table:table>
      <table:named-expressions/>
      <table:database-ranges>
        <table:database-range table:name="__Anonymous_Sheet_DB__0" table:target-range-address="'fmdrs3-uploads-filtered-2018apr09n3.csv'.A1:'fmdrs3-uploads-filtered-2018apr09n3.csv'.I6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fmdrs3-uploads-filtered-2018apr09n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6:42:39.203561556</dc:date>
    <meta:creation-date>2018-04-09T17:05:12Z</meta:creation-date>
    <meta:generator>LibreOffice/5.4.2.2.0$Linux_X86_64 LibreOffice_project/40m0$Build-2</meta:generator>
    <meta:editing-duration>PT5M4S</meta:editing-duration>
    <meta:editing-cycles>3</meta:editing-cycles>
    <meta:document-statistic meta:table-count="1" meta:cell-count="1707" meta:object-count="0"/>
  </office:meta>
</office:document-meta>
</file>